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30">
      <style:table-cell-properties fo:border="thin solid #000000" style:vertical-align="middle" fo:background-color="#999999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999999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999999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#999999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#C0C0C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0C0C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36">
      <style:table-cell-properties fo:border="thin solid #000000" style:vertical-align="middle" fo:background-color="#999999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style:vertical-align="automatic" style:rotation-angle="9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style:vertical-align="automatic" fo:background-color="#F8F2EB" style:rotation-angle="9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style:vertical-align="automatic" fo:background-color="#F8F2EB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 fo:background-color="#F8F2EB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ackground-color="#F8F2EB"/>
      <style:text-properties fo:color="#000000"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style:vertical-align="automatic" fo:background-color="#F8F2EB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automatic" fo:background-color="#F8F2EB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style:vertical-align="automatic" fo:background-color="#FFFFFF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n solid #000000" style:vertical-align="middle" fo:wrap-option="wrap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middle" fo:wrap-option="wrap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C0C0C0" style:cell-protect="none"/>
      <style:text-properties fo:color="#BFBFB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="thin solid #000000" style:vertical-align="automatic" style:cell-protect="protected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36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3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middle"/>
      <style:text-properties fo:color="#000000" style:font-name="Calibri" style:font-name-asian="Calibri" style:font-name-complex="Calibri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style:vertical-align="automatic"/>
    </style:style>
    <style:style style:name="ce6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family-generic="swiss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7B7B7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family-generic="swiss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7B7B7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family-generic="swiss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cell-protect="none"/>
      <style:text-properties fo:color="#000000" style:font-family-generic="swiss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cell-protect="none"/>
      <style:text-properties fo:color="#000000" style:font-family-generic="swiss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cell-protect="none"/>
      <style:text-properties fo:color="#000000" style:font-family-generic="swiss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cell-protect="none"/>
      <style:text-properties fo:color="#000000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non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none" style:repeat-content="false"/>
      <style:paragraph-properties fo:text-align="start" fo:margin-left="0cm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4" style:family="table-cell" style:parent-style-name="Default" style:data-style-name="N0">
      <style:table-cell-properties style:vertical-align="automatic"/>
    </style:style>
    <style:style style:name="ce95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Default" style:data-style-name="N0">
      <style:table-cell-properties fo:border="thin solid #000000" style:vertical-align="middle" fo:background-color="#B7B7B7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fo:border="thin solid #000000" style:vertical-align="automatic" fo:background-color="#B7B7B7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FFFFFF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49375cm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83104166666667cm" style:use-optimal-column-width="true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6.9597916666667cm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4.07458333333333cm" style:use-optimal-column-width="true"/>
    </style:style>
    <style:style style:name="co9" style:family="table-column">
      <style:table-column-properties fo:break-before="auto" style:column-width="0.238125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6.79979166666667cm"/>
    </style:style>
    <style:style style:name="co12" style:family="table-column">
      <style:table-column-properties fo:break-before="auto" style:column-width="0.6085416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35.1pt" style:use-optimal-row-height="false" fo:break-before="auto"/>
    </style:style>
    <style:style style:name="ro10" style:family="table-row">
      <style:table-row-properties style:row-height="39.95pt" style:use-optimal-row-height="false" fo:break-before="auto"/>
    </style:style>
    <style:style style:name="ro11" style:family="table-row">
      <style:table-row-properties style:row-height="50.1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47.25pt" style:use-optimal-row-height="true" fo:break-before="auto"/>
    </style:style>
    <style:style style:name="ro16" style:family="table-row">
      <style:table-row-properties style:row-height="24.95pt" style:use-optimal-row-height="false" fo:break-before="auto"/>
    </style:style>
    <style:style style:name="ro17" style:family="table-row">
      <style:table-row-properties style:row-height="63pt" style:use-optimal-row-height="true" fo:break-before="auto"/>
    </style:style>
    <style:style style:name="ro18" style:family="table-row">
      <style:table-row-properties style:row-height="12.75pt" style:use-optimal-row-height="true" fo:break-before="auto"/>
    </style:style>
    <style:style style:name="ro19" style:family="table-row">
      <style:table-row-properties style:row-height="25.5pt" style:use-optimal-row-height="false" fo:break-before="auto"/>
    </style:style>
    <style:style style:name="ro20" style:family="table-row">
      <style:table-row-properties style:row-height="16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09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2" style:base-cell-address="Decision_Tree.A5"/>
    </style:style>
    <style:style style:name="ce110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2" style:base-cell-address="Decision_Tree.A7"/>
    </style:style>
    <style:style style:name="ce111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2" style:base-cell-address="Decision_Tree.A8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1" style:base-cell-address="Decision_Tree.A9"/>
    </style:style>
    <style:style style:name="ce113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1" style:base-cell-address="Decision_Tree.A9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1" style:base-cell-address="Decision_Tree.A9"/>
      <style:map style:condition="of:is-true-formula([.$B$8]=1)" style:apply-style-name="cf1" style:base-cell-address="Decision_Tree.A11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  <style:map style:condition="of:is-true-formula([.$B$8]=1)" style:apply-style-name="cf1" style:base-cell-address="Decision_Tree.A11"/>
    </style:style>
    <style:style style:name="ce116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  <style:map style:condition="of:is-true-formula([.$B$8]=1)" style:apply-style-name="cf1" style:base-cell-address="Decision_Tree.A11"/>
    </style:style>
    <style:style style:name="ce117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FALSE)" style:apply-style-name="cf1" style:base-cell-address="Decision_Tree.J10"/>
      <style:map style:condition="of:is-true-formula([.$B$5]=FALSE)" style:apply-style-name="cf1" style:base-cell-address="Decision_Tree.J10"/>
      <style:map style:condition="of:is-true-formula([.$B$6]=TRUE)" style:apply-style-name="cf1" style:base-cell-address="Decision_Tree.J10"/>
      <style:map style:condition="of:is-true-formula([.$B$7]=FALSE)" style:apply-style-name="cf2" style:base-cell-address="Decision_Tree.J10"/>
    </style:style>
    <style:style style:name="ce118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1" style:base-cell-address="Decision_Tree.A6"/>
      <style:map style:condition="of:is-true-formula([.$B$5]=2)" style:apply-style-name="cf2" style:base-cell-address="Decision_Tree.A6"/>
    </style:style>
    <style:style style:name="ce119" style:family="table-cell" style:parent-style-name="Default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1" style:base-cell-address="Decision_Tree.A9"/>
      <style:map style:condition="of:is-true-formula([.$B$8]=1)" style:apply-style-name="cf1" style:base-cell-address="Decision_Tree.A11"/>
    </style:style>
    <style:style style:name="ce120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  <style:map style:condition="of:is-true-formula([.$B$8]=1)" style:apply-style-name="cf1" style:base-cell-address="Decision_Tree.A11"/>
    </style:style>
    <style:style style:name="ce121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  <style:map style:condition="of:is-true-formula([.$B$4]=2)" style:apply-style-name="cf1" style:base-cell-address="Decision_Tree.A6"/>
      <style:map style:condition="of:is-true-formula([.$B$5]=2)" style:apply-style-name="cf1" style:base-cell-address="Decision_Tree.A7"/>
      <style:map style:condition="of:is-true-formula([.$B$6]=1)" style:apply-style-name="cf1" style:base-cell-address="Decision_Tree.A8"/>
      <style:map style:condition="of:is-true-formula([.$B$7]=2)" style:apply-style-name="cf1" style:base-cell-address="Decision_Tree.A9"/>
      <style:map style:condition="of:is-true-formula([.$B$8]=1)" style:apply-style-name="cf1" style:base-cell-address="Decision_Tree.A11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5"/>
    </style:style>
    <style:style style:name="ce12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B12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B12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B12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B1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B12"/>
    </style:style>
    <style:style style:name="ce128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0]=TRUE)" style:apply-style-name="cf3" style:base-cell-address="Methodology.B21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1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1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1"/>
    </style:style>
    <style:style style:name="ce13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33]=TRUE)" style:apply-style-name="cf3" style:base-cell-address="Methodology.B34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33]=TRUE)" style:apply-style-name="cf3" style:base-cell-address="Methodology.B3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34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3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34"/>
    </style:style>
    <style:style style:name="ce137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5]=TRUE)" style:apply-style-name="cf3" style:base-cell-address="Methodology.B2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43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42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46"/>
    </style:style>
    <style:style style:name="ce14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38]=TRUE)" style:apply-style-name="cf3" style:base-cell-address="Methodology.B39"/>
    </style:style>
    <style:style style:name="ce14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38]=TRUE)" style:apply-style-name="cf3" style:base-cell-address="Methodology.B3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39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39"/>
    </style:style>
    <style:style style:name="ce148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41]=TRUE)" style:apply-style-name="cf3" style:base-cell-address="Methodology.B42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43"/>
    </style:style>
    <style:style style:name="ce150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45]=TRUE)" style:apply-style-name="cf3" style:base-cell-address="Methodology.B4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47"/>
    </style:style>
    <style:style style:name="ce15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49]=TRUE)" style:apply-style-name="cf3" style:base-cell-address="Methodology.B50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50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50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50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39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42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42"/>
    </style:style>
    <style:style style:name="ce159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41]=TRUE)" style:apply-style-name="cf3" style:base-cell-address="Methodology.B42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43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4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47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46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47"/>
    </style:style>
    <style:style style:name="ce16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70]=TRUE)" style:apply-style-name="cf3" style:base-cell-address="Methodology.B71"/>
    </style:style>
    <style:style style:name="ce1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71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70]=TRUE)" style:apply-style-name="cf3" style:base-cell-address="Methodology.B71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70]=TRUE)" style:apply-style-name="cf3" style:base-cell-address="Methodology.B71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7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79"/>
    </style:style>
    <style:style style:name="ce171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82]=TRUE)" style:apply-style-name="cf3" style:base-cell-address="Methodology.B83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83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83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83"/>
    </style:style>
    <style:style style:name="ce17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71"/>
    </style:style>
    <style:style style:name="ce176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77]=TRUE)" style:apply-style-name="cf3" style:base-cell-address="Methodology.B78"/>
    </style:style>
    <style:style style:name="ce177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77]=TRUE)" style:apply-style-name="cf3" style:base-cell-address="Methodology.B78"/>
    </style:style>
    <style:style style:name="ce17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80"/>
    </style:style>
    <style:style style:name="ce17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71"/>
    </style:style>
    <style:style style:name="ce1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90"/>
    </style:style>
    <style:style style:name="ce181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89]=TRUE)" style:apply-style-name="cf3" style:base-cell-address="Methodology.B90"/>
    </style:style>
    <style:style style:name="ce18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90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90"/>
    </style:style>
    <style:style style:name="ce184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3]=TRUE)" style:apply-style-name="cf3" style:base-cell-address="Methodology.B114"/>
    </style:style>
    <style:style style:name="ce18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3]=TRUE)" style:apply-style-name="cf3" style:base-cell-address="Methodology.B114"/>
    </style:style>
    <style:style style:name="ce186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3]=TRUE)" style:apply-style-name="cf3" style:base-cell-address="Methodology.B114"/>
    </style:style>
    <style:style style:name="ce18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17"/>
    </style:style>
    <style:style style:name="ce188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05]=TRUE)" style:apply-style-name="cf3" style:base-cell-address="Methodology.B106"/>
    </style:style>
    <style:style style:name="ce18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17"/>
    </style:style>
    <style:style style:name="ce19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16"/>
    </style:style>
    <style:style style:name="ce1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17"/>
    </style:style>
    <style:style style:name="ce19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14"/>
    </style:style>
    <style:style style:name="ce19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14"/>
    </style:style>
    <style:style style:name="ce194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05]=TRUE)" style:apply-style-name="cf3" style:base-cell-address="Methodology.B106"/>
    </style:style>
    <style:style style:name="ce1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14"/>
    </style:style>
    <style:style style:name="ce1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57"/>
    </style:style>
    <style:style style:name="ce197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56]=TRUE)" style:apply-style-name="cf3" style:base-cell-address="Methodology.B57"/>
    </style:style>
    <style:style style:name="ce19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57"/>
    </style:style>
    <style:style style:name="ce19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57"/>
    </style:style>
    <style:style style:name="ce200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56]=TRUE)" style:apply-style-name="cf3" style:base-cell-address="Methodology.B57"/>
    </style:style>
    <style:style style:name="ce20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60"/>
    </style:style>
    <style:style style:name="ce20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60"/>
    </style:style>
    <style:style style:name="ce2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64"/>
    </style:style>
    <style:style style:name="ce204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63]=TRUE)" style:apply-style-name="cf3" style:base-cell-address="Methodology.B64"/>
    </style:style>
    <style:style style:name="ce20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64"/>
    </style:style>
    <style:style style:name="ce20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64"/>
    </style:style>
    <style:style style:name="ce20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59"/>
    </style:style>
    <style:style style:name="ce20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61"/>
    </style:style>
    <style:style style:name="ce209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B100"/>
    </style:style>
    <style:style style:name="ce210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B100"/>
    </style:style>
    <style:style style:name="ce21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00"/>
    </style:style>
    <style:style style:name="ce21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02"/>
    </style:style>
    <style:style style:name="ce21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00"/>
    </style:style>
    <style:style style:name="ce21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02"/>
    </style:style>
    <style:style style:name="ce2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00"/>
    </style:style>
    <style:style style:name="ce2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02"/>
    </style:style>
    <style:style style:name="ce2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07"/>
    </style:style>
    <style:style style:name="ce21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07"/>
    </style:style>
    <style:style style:name="ce21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07"/>
    </style:style>
    <style:style style:name="ce220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B100"/>
    </style:style>
    <style:style style:name="ce22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B100"/>
    </style:style>
    <style:style style:name="ce22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01"/>
    </style:style>
    <style:style style:name="ce22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03"/>
    </style:style>
    <style:style style:name="ce22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10"/>
    </style:style>
    <style:style style:name="ce22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11"/>
    </style:style>
    <style:style style:name="ce2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61"/>
    </style:style>
    <style:style style:name="ce2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70"/>
    </style:style>
    <style:style style:name="ce22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53"/>
    </style:style>
    <style:style style:name="ce2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47"/>
    </style:style>
    <style:style style:name="ce2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52"/>
    </style:style>
    <style:style style:name="ce2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54"/>
    </style:style>
    <style:style style:name="ce2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55"/>
    </style:style>
    <style:style style:name="ce2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80"/>
    </style:style>
    <style:style style:name="ce23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C184"/>
    </style:style>
    <style:style style:name="ce2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39"/>
    </style:style>
    <style:style style:name="ce23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93"/>
    </style:style>
    <style:style style:name="ce23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C183"/>
    </style:style>
    <style:style style:name="ce23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26"/>
    </style:style>
    <style:style style:name="ce23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24"/>
    </style:style>
    <style:style style:name="ce24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25"/>
    </style:style>
    <style:style style:name="ce2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24"/>
    </style:style>
    <style:style style:name="ce2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26"/>
    </style:style>
    <style:style style:name="ce24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22]=TRUE)" style:apply-style-name="cf3" style:base-cell-address="Methodology.B123"/>
    </style:style>
    <style:style style:name="ce24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27"/>
    </style:style>
    <style:style style:name="ce2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23"/>
    </style:style>
    <style:style style:name="ce24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23"/>
    </style:style>
    <style:style style:name="ce247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22]=TRUE)" style:apply-style-name="cf3" style:base-cell-address="Methodology.B123"/>
    </style:style>
    <style:style style:name="ce24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23"/>
    </style:style>
    <style:style style:name="ce24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24"/>
    </style:style>
    <style:style style:name="ce25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26"/>
    </style:style>
    <style:style style:name="ce251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22]=TRUE)" style:apply-style-name="cf3" style:base-cell-address="Methodology.B123"/>
    </style:style>
    <style:style style:name="ce25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22]=TRUE)" style:apply-style-name="cf3" style:base-cell-address="Methodology.B123"/>
    </style:style>
    <style:style style:name="ce2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29"/>
    </style:style>
    <style:style style:name="ce25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29"/>
    </style:style>
    <style:style style:name="ce25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29"/>
    </style:style>
    <style:style style:name="ce256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33]=TRUE)" style:apply-style-name="cf3" style:base-cell-address="Methodology.B134"/>
    </style:style>
    <style:style style:name="ce25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33]=TRUE)" style:apply-style-name="cf3" style:base-cell-address="Methodology.B134"/>
    </style:style>
    <style:style style:name="ce258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33]=TRUE)" style:apply-style-name="cf3" style:base-cell-address="Methodology.B134"/>
    </style:style>
    <style:style style:name="ce259" style:family="table-cell" style:parent-style-name="Default" style:data-style-name="N0">
      <style:table-cell-properties fo:border="thin solid #000000" style:vertical-align="middle" fo:wrap-option="wrap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33]=TRUE)" style:apply-style-name="cf3" style:base-cell-address="Methodology.B134"/>
    </style:style>
    <style:style style:name="ce2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33]=TRUE)" style:apply-style-name="cf3" style:base-cell-address="Methodology.B134"/>
    </style:style>
    <style:style style:name="ce26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39"/>
    </style:style>
    <style:style style:name="ce26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39"/>
    </style:style>
    <style:style style:name="ce26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70"/>
    </style:style>
    <style:style style:name="ce264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6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70"/>
    </style:style>
    <style:style style:name="ce266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59]=TRUE)" style:apply-style-name="cf3" style:base-cell-address="Methodology.B160"/>
    </style:style>
    <style:style style:name="ce26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61"/>
    </style:style>
    <style:style style:name="ce26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61"/>
    </style:style>
    <style:style style:name="ce269" style:family="table-cell" style:parent-style-name="Default" style:data-style-name="N0">
      <style:table-cell-properties fo:border="thin solid #000000" style:vertical-align="middle" fo:wrap-option="wrap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7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7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80"/>
    </style:style>
    <style:style style:name="ce2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D193"/>
    </style:style>
    <style:style style:name="ce27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7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195"/>
    </style:style>
    <style:style style:name="ce27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97]=TRUE)" style:apply-style-name="cf3" style:base-cell-address="Methodology.B198"/>
    </style:style>
    <style:style style:name="ce276" style:family="table-cell" style:parent-style-name="Default" style:data-style-name="N0">
      <style:table-cell-properties fo:border="thin solid #000000" style:vertical-align="middle" fo:wrap-option="wrap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97]=TRUE)" style:apply-style-name="cf3" style:base-cell-address="Methodology.B198"/>
    </style:style>
    <style:style style:name="ce27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98"/>
    </style:style>
    <style:style style:name="ce27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98"/>
    </style:style>
    <style:style style:name="ce2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198"/>
    </style:style>
    <style:style style:name="ce2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81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68]=TRUE)" style:apply-style-name="cf3" style:base-cell-address="Methodology.B169"/>
    </style:style>
    <style:style style:name="ce2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00"/>
    </style:style>
    <style:style style:name="ce28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00"/>
    </style:style>
    <style:style style:name="ce28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00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06"/>
    </style:style>
    <style:style style:name="ce2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06"/>
    </style:style>
    <style:style style:name="ce2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03"/>
    </style:style>
    <style:style style:name="ce2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97]=TRUE)" style:apply-style-name="cf3" style:base-cell-address="Methodology.B198"/>
    </style:style>
    <style:style style:name="ce28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07"/>
    </style:style>
    <style:style style:name="ce2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07"/>
    </style:style>
    <style:style style:name="ce29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03"/>
    </style:style>
    <style:style style:name="ce29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03"/>
    </style:style>
    <style:style style:name="ce29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09]=TRUE)" style:apply-style-name="cf3" style:base-cell-address="Methodology.B210"/>
    </style:style>
    <style:style style:name="ce2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10"/>
    </style:style>
    <style:style style:name="ce29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10"/>
    </style:style>
    <style:style style:name="ce29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10"/>
    </style:style>
    <style:style style:name="ce29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16"/>
    </style:style>
    <style:style style:name="ce29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17"/>
    </style:style>
    <style:style style:name="ce299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4]=TRUE)" style:apply-style-name="cf3" style:base-cell-address="Methodology.B215"/>
    </style:style>
    <style:style style:name="ce30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4]=TRUE)" style:apply-style-name="cf3" style:base-cell-address="Methodology.B215"/>
    </style:style>
    <style:style style:name="ce301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4]=TRUE)" style:apply-style-name="cf3" style:base-cell-address="Methodology.B215"/>
    </style:style>
    <style:style style:name="ce30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99]=TRUE)" style:apply-style-name="cf3" style:base-cell-address="Methodology.C215"/>
    </style:style>
    <style:style style:name="ce3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16"/>
    </style:style>
    <style:style style:name="ce304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9]=TRUE)" style:apply-style-name="cf3" style:base-cell-address="Methodology.B220"/>
    </style:style>
    <style:style style:name="ce305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220"/>
    </style:style>
    <style:style style:name="ce30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20"/>
    </style:style>
    <style:style style:name="ce3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C220"/>
    </style:style>
    <style:style style:name="ce308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16"/>
    </style:style>
    <style:style style:name="ce30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4]=TRUE)" style:apply-style-name="cf3" style:base-cell-address="Methodology.B215"/>
    </style:style>
    <style:style style:name="ce310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214]=TRUE)" style:apply-style-name="cf3" style:base-cell-address="Methodology.B215"/>
    </style:style>
    <style:style style:name="ce31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217"/>
    </style:style>
    <style:style style:name="ce31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46]=TRUE)" style:apply-style-name="cf3" style:base-cell-address="Methodology.B147"/>
    </style:style>
    <style:style style:name="ce313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47"/>
    </style:style>
    <style:style style:name="ce314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47"/>
    </style:style>
    <style:style style:name="ce315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51]=TRUE)" style:apply-style-name="cf3" style:base-cell-address="Methodology.B152"/>
    </style:style>
    <style:style style:name="ce316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52"/>
    </style:style>
    <style:style style:name="ce317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52"/>
    </style:style>
    <style:style style:name="ce318" style:family="table-cell" style:parent-style-name="Default" style:data-style-name="N0">
      <style:table-cell-properties fo:border="thin solid #000000" style:vertical-align="middle" fo:wrap-option="wrap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51]=TRUE)" style:apply-style-name="cf3" style:base-cell-address="Methodology.B152"/>
    </style:style>
    <style:style style:name="ce319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55"/>
    </style:style>
    <style:style style:name="ce320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55"/>
    </style:style>
    <style:style style:name="ce321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F154"/>
    </style:style>
    <style:style style:name="ce322" style:family="table-cell" style:parent-style-name="Default" style:data-style-name="N0">
      <style:table-cell-properties fo:border="thin solid #000000" style:vertical-align="middle" fo:wrap-option="wrap" style:cell-protect="none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  <style:map style:condition="of:is-true-formula([.$C$11]=TRUE)" style:apply-style-name="cf3" style:base-cell-address="Methodology.D15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ision_Tre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96">
            <text:p>TECHNICAL-SCIENTIFIC ANALYSIS AND EVALUATION INSTRUMENT – STAGE I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number-columns-spanned="1" table:number-rows-spanned="2" table:style-name="ce97">
            <text:p>Question</text:p>
          </table:table-cell>
          <table:table-cell office:value-type="string" table:number-columns-spanned="2" table:number-rows-spanned="1" table:style-name="ce98">
            <text:p>Answer</text:p>
          </table:table-cell>
          <table:covered-table-cell/>
          <table:table-cell table:number-columns-repeated="23" table:style-name="ce2"/>
          <table:table-cell table:number-columns-repeated="16358"/>
        </table:table-row>
        <table:table-row table:style-name="ro2">
          <table:covered-table-cell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style-name="ce63">
            <text:p>Are there multiple parties involved?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4])" table:style-name="ce50">
            <text:p>FALS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Is there a deficit of trust between the parties?" table:formula="of:=IF([.B4]=1;&quot;Is there a deficit of trust between the parties?&quot;; &quot;Use traditional database..&quot;)" table:style-name="ce109">
            <text:p>Is there a deficit of trust between the parties?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5])" table:style-name="ce50">
            <text:p>FALS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Is there a trusted third party?" table:formula="of:=IF([.B5]=1;&quot;Is there a trusted third party?&quot;; &quot;Use traditional database.&quot;)" table:style-name="ce118">
            <text:p>Is there a trusted third party?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6])" table:style-name="ce50">
            <text:p>FALS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Use traditional database." table:formula="of:=IF([.B6]=2;&quot;Should the transaction record be immutable?&quot;; &quot;Use traditional database.&quot;)" table:style-name="ce110">
            <text:p>Use traditional database.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7])" table:style-name="ce50">
            <text:p>FALS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Is scalability a critical requirement?" table:formula="of:=IF([.B7]=1;&quot;Is scalability a critical requirement?&quot;; &quot;Use traditional database.&quot;)" table:style-name="ce111">
            <text:p>Is scalability a critical requirement?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8])" table:style-name="ce50">
            <text:p>FALSO</text:p>
          </table:table-cell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Use traditional database." table:formula="of:=IF([.B8]=2;&quot;Use Blockchain.&quot;; &quot;Use traditional database.&quot;)" table:number-columns-spanned="3" table:number-rows-spanned="1" table:style-name="ce112">
            <text:p>Use traditional database.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office:string-value=" " table:formula="of:=IF([.B8]=2;&quot;Is verifiability important?&quot;; &quot; &quot;)" table:style-name="ce113">
            <text:p><text:s/>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10])" table:style-name="ce50">
            <text:p>FALSO</text:p>
          </table:table-cell>
          <table:table-cell table:number-columns-repeated="6" table:style-name="ce2"/>
          <table:table-cell table:style-name="ce117"/>
          <table:table-cell table:number-columns-repeated="16" table:style-name="ce2"/>
          <table:table-cell table:number-columns-repeated="16358"/>
        </table:table-row>
        <table:table-row table:style-name="ro2">
          <table:table-cell office:value-type="string" office:string-value="Use Public Blockchain." table:formula="of:=IF([.B10]=2;&quot;Use Private Blockchain.&quot;; &quot;Use Public Blockchain.&quot;)" table:number-columns-spanned="3" table:number-rows-spanned="1" table:style-name="ce114">
            <text:p>Use Public Blockchain.</text:p>
          </table:table-cell>
          <table:covered-table-cell/>
          <table:covered-table-cell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16358"/>
        </table:table-row>
        <table:table-row table:style-name="ro2">
          <table:table-cell office:value-type="string" table:style-name="ce119">
            <text:p>Is data durability important?</text:p>
          </table:table-cell>
          <table:table-cell office:value-type="float" office:value="1" table:style-name="ce42">
            <text:p>1</text:p>
          </table:table-cell>
          <table:table-cell office:value-type="boolean" office:boolean-value="false" table:formula="of:=NOT([.B12])" table:style-name="ce50">
            <text:p>FALSO</text:p>
          </table:table-cell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16358"/>
        </table:table-row>
        <table:table-row table:style-name="ro2">
          <table:table-cell office:value-type="string" office:string-value="Use on-chain storage." table:formula="of:=IF([.B12]=1;&quot;Use on-chain storage.&quot;; &quot;Use off-chain storage.&quot;)" table:number-columns-spanned="3" table:number-rows-spanned="1" table:style-name="ce121">
            <text:p>Use on-chain storage.</text:p>
          </table:table-cell>
          <table:covered-table-cell/>
          <table:covered-table-cell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16358"/>
        </table:table-row>
        <table:table-row table:number-rows-repeated="989" table:style-name="ro2">
          <table:table-cell table:number-columns-repeated="26" table:style-name="ce2"/>
          <table:table-cell table:number-columns-repeated="16358"/>
        </table:table-row>
        <table:table-row table:number-rows-repeated="1047574" table:style-name="ro3">
          <table:table-cell table:number-columns-repeated="16384"/>
        </table:table-row>
      </table:table>
      <table:table table:name="Methodology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4" table:number-columns-repeated="17" table:default-cell-style-name="ce1" table:visibility="collapse"/>
        <table:table-column table:style-name="co9" table:default-cell-style-name="ce1"/>
        <table:table-column table:style-name="co10" table:default-cell-style-name="ce1"/>
        <table:table-column table:style-name="co4" table:number-columns-repeated="16358" table:default-cell-style-name="ce1"/>
        <table:table-row table:style-name="ro4">
          <table:table-cell office:value-type="string" table:number-columns-spanned="7" table:number-rows-spanned="1" table:style-name="ce96">
            <text:p>TECHNICAL-SCIENTIFIC ANALYSIS AND EVALUATION INSTRUMENT – STAGE II</text:p>
          </table:table-cell>
          <table:covered-table-cell table:number-columns-repeated="6"/>
          <table:table-cell table:number-columns-repeated="16377" table:style-name="ce1"/>
        </table:table-row>
        <table:table-row table:style-name="ro5">
          <table:table-cell office:value-type="string" table:style-name="ce7">
            <text:p>Name:</text:p>
          </table:table-cell>
          <table:table-cell table:number-columns-spanned="6" table:number-rows-spanned="1" table:style-name="ce104"/>
          <table:covered-table-cell table:number-columns-repeated="5"/>
          <table:table-cell table:number-columns-repeated="16377" table:style-name="ce1"/>
        </table:table-row>
        <table:table-row table:style-name="ro2">
          <table:table-cell table:number-columns-spanned="7" table:number-rows-spanned="1" table:style-name="ce105"/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8">
            <text:p>Date:<text:s text:c="3"/></text:p>
          </table:table-cell>
          <table:table-cell table:number-columns-spanned="6" table:number-rows-spanned="1" table:style-name="ce104"/>
          <table:covered-table-cell table:number-columns-repeated="5"/>
          <table:table-cell table:number-columns-repeated="16377" table:style-name="ce1"/>
        </table:table-row>
        <table:table-row table:style-name="ro2">
          <table:table-cell table:number-columns-spanned="7" table:number-rows-spanned="1" table:style-name="ce105"/>
          <table:covered-table-cell table:number-columns-repeated="6"/>
          <table:table-cell table:number-columns-repeated="16377" table:style-name="ce1"/>
        </table:table-row>
        <table:table-row table:style-name="ro7">
          <table:table-cell office:value-type="string" table:style-name="ce8">
            <text:p>Signature:</text:p>
          </table:table-cell>
          <table:table-cell table:number-columns-spanned="6" table:number-rows-spanned="1" table:style-name="ce106"/>
          <table:covered-table-cell table:number-columns-repeated="5"/>
          <table:table-cell table:number-columns-repeated="16377" table:style-name="ce1"/>
        </table:table-row>
        <table:table-row table:style-name="ro2">
          <table:table-cell table:number-columns-spanned="7" table:number-rows-spanned="1" table:style-name="ce105"/>
          <table:covered-table-cell table:number-columns-repeated="6"/>
          <table:table-cell table:number-columns-repeated="16377" table:style-name="ce1"/>
        </table:table-row>
        <table:table-row table:style-name="ro8">
          <table:table-cell table:style-name="ce9"/>
          <table:table-cell office:value-type="string" table:style-name="ce10">
            <text:p>Indicator</text:p>
          </table:table-cell>
          <table:table-cell office:value-type="string" table:style-name="ce10">
            <text:p>Not applicable</text:p>
          </table:table-cell>
          <table:table-cell office:value-type="string" table:number-columns-spanned="4" table:number-rows-spanned="1" table:style-name="ce107">
            <text:p>Answer</text:p>
          </table:table-cell>
          <table:covered-table-cell table:number-columns-repeated="3"/>
          <table:table-cell table:number-columns-repeated="16377" table:style-name="ce1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2">
            <text:p>ARCHITECTURE</text:p>
          </table:table-cell>
          <table:table-cell table:style-name="ce13"/>
          <table:table-cell table:number-columns-repeated="4" table:style-name="ce14"/>
          <table:table-cell table:number-columns-repeated="16377" table:style-name="ce1"/>
        </table:table-row>
        <table:table-row table:style-name="ro2">
          <table:table-cell office:value-type="string" table:style-name="ce15">
            <text:p>1.1</text:p>
          </table:table-cell>
          <table:table-cell office:value-type="string" table:style-name="ce16">
            <text:p>Quantitative</text:p>
          </table:table-cell>
          <table:table-cell table:style-name="ce17"/>
          <table:table-cell table:number-columns-repeated="4" table:style-name="ce18"/>
          <table:table-cell table:number-columns-repeated="16377" table:style-name="ce1"/>
        </table:table-row>
        <table:table-row table:style-name="ro2">
          <table:table-cell office:value-type="string" table:style-name="ce26">
            <text:p>1.1.1</text:p>
          </table:table-cell>
          <table:table-cell office:value-type="string" table:style-name="ce24">
            <text:p>Block siz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19"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23">
            <text:p>Does the block size meet the application’s need/demand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23">
            <text:p>Is the block size appropriate for the transaction size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6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23">
            <text:p>Is the block size suitable for the network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123">
            <text:p>What are the advantages and disadvantages of this block size for the system in general?</text:p>
          </table:table-cell>
          <table:table-cell office:value-type="boolean" office:boolean-value="false" table:style-name="ce122">
            <text:p>FALSO</text:p>
          </table:table-cell>
          <table:table-cell office:value-type="string" table:number-columns-spanned="4" table:number-rows-spanned="1" table:style-name="ce127">
            <text:p>Open</text:p>
          </table:table-cell>
          <table:covered-table-cell/>
          <table:covered-table-cell/>
          <table:covered-table-cell/>
          <table:table-cell table:number-columns-repeated="19" table:style-name="ce1"/>
          <table:table-cell table:style-name="ce53"/>
          <table:table-cell table:number-columns-repeated="16357"/>
        </table:table-row>
        <table:table-row table:style-name="ro9">
          <table:table-cell table:style-name="ce22"/>
          <table:table-cell office:value-type="string" table:style-name="ce123">
            <text:p>Does the block size impact the scalability of the Blockchain type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23">
            <text:p>Does the block size interfere with the system performance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23">
            <text:p>Is there autonomy to configure this indicator in the evaluated technology?</text:p>
          </table:table-cell>
          <table:table-cell office:value-type="float" office:value="1" table:style-name="ce124">
            <text:p>1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Yes</text:p>
          </table:table-cell>
          <table:table-cell office:value-type="boolean" office:boolean-value="false" table:style-name="ce125">
            <text:p>FALSO</text:p>
          </table:table-cell>
          <table:table-cell office:value-type="string" table:style-name="ce123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2</text:p>
          </table:table-cell>
          <table:table-cell office:value-type="string" table:style-name="ce24">
            <text:p>Mempool siz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28">
            <text:p>Does the maximum mempool size match the number of expected transactions?</text:p>
          </table:table-cell>
          <table:table-cell office:value-type="float" office:value="1" table:style-name="ce131">
            <text:p>1</text:p>
          </table:table-cell>
          <table:table-cell office:value-type="boolean" office:boolean-value="false" table:style-name="ce129">
            <text:p>FALSO</text:p>
          </table:table-cell>
          <table:table-cell office:value-type="string" table:style-name="ce128">
            <text:p>Yes</text:p>
          </table:table-cell>
          <table:table-cell office:value-type="boolean" office:boolean-value="false" table:style-name="ce130">
            <text:p>FALSO</text:p>
          </table:table-cell>
          <table:table-cell office:value-type="string" table:style-name="ce128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28">
            <text:p>Does the average mempool size indicate good application performance?</text:p>
          </table:table-cell>
          <table:table-cell office:value-type="float" office:value="1" table:style-name="ce131">
            <text:p>1</text:p>
          </table:table-cell>
          <table:table-cell office:value-type="boolean" office:boolean-value="false" table:style-name="ce129">
            <text:p>FALSO</text:p>
          </table:table-cell>
          <table:table-cell office:value-type="string" table:style-name="ce128">
            <text:p>Yes</text:p>
          </table:table-cell>
          <table:table-cell office:value-type="boolean" office:boolean-value="false" table:style-name="ce130">
            <text:p>FALSO</text:p>
          </table:table-cell>
          <table:table-cell office:value-type="string" table:style-name="ce128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28">
            <text:p>Are there any minimum hardware requirements due to the mempool size?</text:p>
          </table:table-cell>
          <table:table-cell office:value-type="float" office:value="1" table:style-name="ce131">
            <text:p>1</text:p>
          </table:table-cell>
          <table:table-cell office:value-type="boolean" office:boolean-value="false" table:style-name="ce129">
            <text:p>FALSO</text:p>
          </table:table-cell>
          <table:table-cell office:value-type="string" table:style-name="ce128">
            <text:p>Yes</text:p>
          </table:table-cell>
          <table:table-cell office:value-type="boolean" office:boolean-value="false" table:style-name="ce130">
            <text:p>FALSO</text:p>
          </table:table-cell>
          <table:table-cell office:value-type="string" table:style-name="ce128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3</text:p>
          </table:table-cell>
          <table:table-cell office:value-type="string" table:style-name="ce24">
            <text:p>Transaction siz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Does the transaction size meet the application’s need/demand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Is the transaction size appropriate for the block size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Is the block size suitable for the network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What are the advantages and disadvantages of this transaction size for the system in general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Can there be oversized transactions in the application that could harm the system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7">
            <text:p>Is there autonomy to configure this indicator in the evaluated technology?</text:p>
          </table:table-cell>
          <table:table-cell office:value-type="float" office:value="1" table:style-name="ce138">
            <text:p>1</text:p>
          </table:table-cell>
          <table:table-cell office:value-type="boolean" office:boolean-value="false" table:style-name="ce139">
            <text:p>FALSO</text:p>
          </table:table-cell>
          <table:table-cell office:value-type="string" table:style-name="ce137">
            <text:p>Yes</text:p>
          </table:table-cell>
          <table:table-cell office:value-type="boolean" office:boolean-value="false" table:style-name="ce140">
            <text:p>FALSO</text:p>
          </table:table-cell>
          <table:table-cell office:value-type="string" table:style-name="ce137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4</text:p>
          </table:table-cell>
          <table:table-cell office:value-type="string" table:style-name="ce24">
            <text:p>Transaction latenc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32">
            <text:p>Is there autonomy to configure this indicator in the evaluated technology?</text:p>
          </table:table-cell>
          <table:table-cell office:value-type="float" office:value="1" table:style-name="ce134">
            <text:p>1</text:p>
          </table:table-cell>
          <table:table-cell office:value-type="boolean" office:boolean-value="false" table:style-name="ce135">
            <text:p>FALSO</text:p>
          </table:table-cell>
          <table:table-cell office:value-type="string" table:style-name="ce132">
            <text:p>Yes</text:p>
          </table:table-cell>
          <table:table-cell office:value-type="boolean" office:boolean-value="false" table:style-name="ce136">
            <text:p>FALSO</text:p>
          </table:table-cell>
          <table:table-cell office:value-type="string" table:style-name="ce13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2">
            <text:p>Does the used data communication channel meet the expected network latency?</text:p>
          </table:table-cell>
          <table:table-cell office:value-type="float" office:value="1" table:style-name="ce134">
            <text:p>1</text:p>
          </table:table-cell>
          <table:table-cell office:value-type="boolean" office:boolean-value="false" table:style-name="ce135">
            <text:p>FALSO</text:p>
          </table:table-cell>
          <table:table-cell office:value-type="string" table:style-name="ce132">
            <text:p>Yes</text:p>
          </table:table-cell>
          <table:table-cell office:value-type="boolean" office:boolean-value="false" table:style-name="ce136">
            <text:p>FALSO</text:p>
          </table:table-cell>
          <table:table-cell office:value-type="string" table:style-name="ce13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33">
            <text:p>Does latency remain adequate at peak transactions?</text:p>
          </table:table-cell>
          <table:table-cell office:value-type="float" office:value="1" table:style-name="ce134">
            <text:p>1</text:p>
          </table:table-cell>
          <table:table-cell office:value-type="boolean" office:boolean-value="false" table:style-name="ce135">
            <text:p>FALSO</text:p>
          </table:table-cell>
          <table:table-cell office:value-type="string" table:style-name="ce132">
            <text:p>Yes</text:p>
          </table:table-cell>
          <table:table-cell office:value-type="boolean" office:boolean-value="false" table:style-name="ce136">
            <text:p>FALSO</text:p>
          </table:table-cell>
          <table:table-cell office:value-type="string" table:style-name="ce132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5</text:p>
          </table:table-cell>
          <table:table-cell office:value-type="string" table:style-name="ce24">
            <text:p>Throughput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44">
            <text:p>Does blockchain technology throughput meet the application’s transaction volume?</text:p>
          </table:table-cell>
          <table:table-cell office:value-type="float" office:value="1" table:style-name="ce147">
            <text:p>1</text:p>
          </table:table-cell>
          <table:table-cell office:value-type="boolean" office:boolean-value="false" table:style-name="ce146">
            <text:p>FALSO</text:p>
          </table:table-cell>
          <table:table-cell office:value-type="string" table:style-name="ce145">
            <text:p>Yes</text:p>
          </table:table-cell>
          <table:table-cell office:value-type="boolean" office:boolean-value="false" table:style-name="ce156">
            <text:p>FALSO</text:p>
          </table:table-cell>
          <table:table-cell office:value-type="string" table:style-name="ce145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2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6</text:p>
          </table:table-cell>
          <table:table-cell office:value-type="string" table:style-name="ce24">
            <text:p>Transaction Finalit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57"/>
          <table:table-cell office:value-type="string" table:style-name="ce148">
            <text:p>Does the blockchain technology adopted for the project use consensus algorithms based on probabilistic or deterministic finality?</text:p>
          </table:table-cell>
          <table:table-cell office:value-type="float" office:value="1" table:style-name="ce142">
            <text:p>1</text:p>
          </table:table-cell>
          <table:table-cell office:value-type="boolean" office:boolean-value="false" table:style-name="ce157">
            <text:p>FALSO</text:p>
          </table:table-cell>
          <table:table-cell office:value-type="string" table:style-name="ce159">
            <text:p>Probabilístic</text:p>
          </table:table-cell>
          <table:table-cell office:value-type="boolean" office:boolean-value="false" table:style-name="ce158">
            <text:p>FALSO</text:p>
          </table:table-cell>
          <table:table-cell office:value-type="string" table:style-name="ce159">
            <text:p>Deterministic</text:p>
          </table:table-cell>
          <table:table-cell table:number-columns-repeated="16377"/>
        </table:table-row>
        <table:table-row table:style-name="ro9">
          <table:table-cell table:style-name="ce57"/>
          <table:table-cell office:value-type="string" table:style-name="ce148">
            <text:p>Does the recommended finality of the used blockchain technology offer security and is it viable for the application?</text:p>
          </table:table-cell>
          <table:table-cell office:value-type="float" office:value="1" table:style-name="ce141">
            <text:p>1</text:p>
          </table:table-cell>
          <table:table-cell office:value-type="boolean" office:boolean-value="false" table:style-name="ce149">
            <text:p>FALSO</text:p>
          </table:table-cell>
          <table:table-cell office:value-type="string" table:style-name="ce148">
            <text:p>Yes</text:p>
          </table:table-cell>
          <table:table-cell office:value-type="boolean" office:boolean-value="false" table:style-name="ce160">
            <text:p>FALSO</text:p>
          </table:table-cell>
          <table:table-cell office:value-type="string" table:style-name="ce148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7</text:p>
          </table:table-cell>
          <table:table-cell office:value-type="string" table:style-name="ce24">
            <text:p>Validation waiting tim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50">
            <text:p>Does the validation waiting time meet the application’s needs?</text:p>
          </table:table-cell>
          <table:table-cell office:value-type="float" office:value="1" table:style-name="ce143">
            <text:p>1</text:p>
          </table:table-cell>
          <table:table-cell office:value-type="boolean" office:boolean-value="false" table:style-name="ce161">
            <text:p>FALSO</text:p>
          </table:table-cell>
          <table:table-cell office:value-type="string" table:style-name="ce150">
            <text:p>Yes</text:p>
          </table:table-cell>
          <table:table-cell office:value-type="boolean" office:boolean-value="false" table:style-name="ce163">
            <text:p>FALSO</text:p>
          </table:table-cell>
          <table:table-cell office:value-type="string" table:style-name="ce150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50">
            <text:p>Does the validation waiting time remain adequate at peak transactions?</text:p>
          </table:table-cell>
          <table:table-cell office:value-type="float" office:value="1" table:style-name="ce151">
            <text:p>1</text:p>
          </table:table-cell>
          <table:table-cell office:value-type="boolean" office:boolean-value="false" table:style-name="ce162">
            <text:p>FALSO</text:p>
          </table:table-cell>
          <table:table-cell office:value-type="string" table:style-name="ce150">
            <text:p>Yes</text:p>
          </table:table-cell>
          <table:table-cell office:value-type="boolean" office:boolean-value="false" table:style-name="ce164">
            <text:p>FALSO</text:p>
          </table:table-cell>
          <table:table-cell office:value-type="string" table:style-name="ce150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1.8</text:p>
          </table:table-cell>
          <table:table-cell office:value-type="string" table:style-name="ce24">
            <text:p>Block confirmation tim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52">
            <text:p>Does the block confirmation time meet the needs of the application?</text:p>
          </table:table-cell>
          <table:table-cell office:value-type="float" office:value="1" table:style-name="ce155">
            <text:p>1</text:p>
          </table:table-cell>
          <table:table-cell office:value-type="boolean" office:boolean-value="false" table:style-name="ce154">
            <text:p>FALSO</text:p>
          </table:table-cell>
          <table:table-cell office:value-type="string" table:style-name="ce152">
            <text:p>Yes</text:p>
          </table:table-cell>
          <table:table-cell office:value-type="boolean" office:boolean-value="false" table:style-name="ce153">
            <text:p>FALSO</text:p>
          </table:table-cell>
          <table:table-cell office:value-type="string" table:style-name="ce15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52">
            <text:p>Is the block confirmation time suitable for users with lower priority?</text:p>
          </table:table-cell>
          <table:table-cell office:value-type="float" office:value="1" table:style-name="ce155">
            <text:p>1</text:p>
          </table:table-cell>
          <table:table-cell office:value-type="boolean" office:boolean-value="false" table:style-name="ce154">
            <text:p>FALSO</text:p>
          </table:table-cell>
          <table:table-cell office:value-type="string" table:style-name="ce152">
            <text:p>Yes</text:p>
          </table:table-cell>
          <table:table-cell office:value-type="boolean" office:boolean-value="false" table:style-name="ce153">
            <text:p>FALSO</text:p>
          </table:table-cell>
          <table:table-cell office:value-type="string" table:style-name="ce15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52">
            <text:p>Is there a hardware bottleneck that can affect the block confirmation time?</text:p>
          </table:table-cell>
          <table:table-cell office:value-type="float" office:value="1" table:style-name="ce155">
            <text:p>1</text:p>
          </table:table-cell>
          <table:table-cell office:value-type="boolean" office:boolean-value="false" table:style-name="ce154">
            <text:p>FALSO</text:p>
          </table:table-cell>
          <table:table-cell office:value-type="string" table:style-name="ce152">
            <text:p>Yes</text:p>
          </table:table-cell>
          <table:table-cell office:value-type="boolean" office:boolean-value="false" table:style-name="ce153">
            <text:p>FALSO</text:p>
          </table:table-cell>
          <table:table-cell office:value-type="string" table:style-name="ce15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52">
            <text:p>Is there autonomy to configure this indicator in the evaluated technology?</text:p>
          </table:table-cell>
          <table:table-cell office:value-type="float" office:value="1" table:style-name="ce155">
            <text:p>1</text:p>
          </table:table-cell>
          <table:table-cell office:value-type="boolean" office:boolean-value="false" table:style-name="ce154">
            <text:p>FALSO</text:p>
          </table:table-cell>
          <table:table-cell office:value-type="string" table:style-name="ce152">
            <text:p>Yes</text:p>
          </table:table-cell>
          <table:table-cell office:value-type="boolean" office:boolean-value="false" table:style-name="ce153">
            <text:p>FALSO</text:p>
          </table:table-cell>
          <table:table-cell office:value-type="string" table:style-name="ce152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2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5">
            <text:p>1.2</text:p>
          </table:table-cell>
          <table:table-cell office:value-type="string" table:style-name="ce16">
            <text:p>Qualitative</text:p>
          </table:table-cell>
          <table:table-cell table:number-columns-repeated="5" table:style-name="ce17"/>
          <table:table-cell table:number-columns-repeated="16377"/>
        </table:table-row>
        <table:table-row table:style-name="ro2">
          <table:table-cell office:value-type="string" table:style-name="ce26">
            <text:p>1.2.1</text:p>
          </table:table-cell>
          <table:table-cell office:value-type="string" table:style-name="ce24">
            <text:p>Resiliência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58"/>
          <table:table-cell office:value-type="string" table:style-name="ce197">
            <text:p>Resilience</text:p>
          </table:table-cell>
          <table:table-cell office:value-type="float" office:value="1" table:style-name="ce196">
            <text:p>1</text:p>
          </table:table-cell>
          <table:table-cell office:value-type="boolean" office:boolean-value="false" table:style-name="ce199">
            <text:p>FALSO</text:p>
          </table:table-cell>
          <table:table-cell office:value-type="string" table:style-name="ce197">
            <text:p>Yes</text:p>
          </table:table-cell>
          <table:table-cell office:value-type="boolean" office:boolean-value="false" table:style-name="ce198">
            <text:p>FALSO</text:p>
          </table:table-cell>
          <table:table-cell office:value-type="string" table:style-name="ce197">
            <text:p>No</text:p>
          </table:table-cell>
          <table:table-cell table:number-columns-repeated="16377"/>
        </table:table-row>
        <table:table-row table:style-name="ro9">
          <table:table-cell table:style-name="ce58"/>
          <table:table-cell office:value-type="string" table:style-name="ce197">
            <text:p>Does the developed solution keep operational in the face of adverse events? (e.g., attacks or accidents)</text:p>
          </table:table-cell>
          <table:table-cell office:value-type="float" office:value="1" table:style-name="ce196">
            <text:p>1</text:p>
          </table:table-cell>
          <table:table-cell office:value-type="boolean" office:boolean-value="false" table:style-name="ce199">
            <text:p>FALSO</text:p>
          </table:table-cell>
          <table:table-cell office:value-type="string" table:style-name="ce197">
            <text:p>Yes</text:p>
          </table:table-cell>
          <table:table-cell office:value-type="boolean" office:boolean-value="false" table:style-name="ce198">
            <text:p>FALSO</text:p>
          </table:table-cell>
          <table:table-cell office:value-type="string" table:style-name="ce197">
            <text:p>No</text:p>
          </table:table-cell>
          <table:table-cell table:number-columns-repeated="16377"/>
        </table:table-row>
        <table:table-row table:style-name="ro12">
          <table:table-cell table:style-name="ce58"/>
          <table:table-cell office:value-type="string" table:style-name="ce197">
            <text:p>Does the developed solution have any mechanism for self-detection and self-correction of problems?</text:p>
          </table:table-cell>
          <table:table-cell office:value-type="boolean" office:boolean-value="false" table:style-name="ce207">
            <text:p>FALSO</text:p>
          </table:table-cell>
          <table:table-cell office:value-type="string" table:number-columns-spanned="4" table:number-rows-spanned="1" table:style-name="ce200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style-name="ce58"/>
          <table:table-cell office:value-type="string" table:style-name="ce197">
            <text:p>What is the autonomy of the application developer to adapt the blockchain technology used in the developed solution?</text:p>
          </table:table-cell>
          <table:table-cell office:value-type="float" office:value="1" table:style-name="ce196">
            <text:p>1</text:p>
          </table:table-cell>
          <table:table-cell office:value-type="boolean" office:boolean-value="false" table:style-name="ce201">
            <text:p>FALSO</text:p>
          </table:table-cell>
          <table:table-cell office:value-type="string" table:style-name="ce197">
            <text:p>Yes</text:p>
          </table:table-cell>
          <table:table-cell office:value-type="boolean" office:boolean-value="false" table:style-name="ce202">
            <text:p>FALSO</text:p>
          </table:table-cell>
          <table:table-cell office:value-type="string" table:style-name="ce197">
            <text:p>No</text:p>
          </table:table-cell>
          <table:table-cell table:number-columns-repeated="16377"/>
        </table:table-row>
        <table:table-row table:style-name="ro13">
          <table:table-cell table:style-name="ce58"/>
          <table:table-cell office:value-type="string" table:style-name="ce197">
            <text:p>Is the possible unavailability of the developed solution acceptable for the application?</text:p>
          </table:table-cell>
          <table:table-cell office:value-type="boolean" office:boolean-value="false" table:style-name="ce208">
            <text:p>FALSO</text:p>
          </table:table-cell>
          <table:table-cell office:value-type="string" table:number-columns-spanned="4" table:number-rows-spanned="1" table:style-name="ce200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2.2</text:p>
          </table:table-cell>
          <table:table-cell office:value-type="string" table:style-name="ce24">
            <text:p>Scalabilit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204">
            <text:p>Does the developed solution maintain acceptable performance when the workload or number of nodes increases?</text:p>
          </table:table-cell>
          <table:table-cell office:value-type="float" office:value="1" table:style-name="ce203">
            <text:p>1</text:p>
          </table:table-cell>
          <table:table-cell office:value-type="boolean" office:boolean-value="false" table:style-name="ce205">
            <text:p>FALSO</text:p>
          </table:table-cell>
          <table:table-cell office:value-type="string" table:style-name="ce204">
            <text:p>Yes</text:p>
          </table:table-cell>
          <table:table-cell office:value-type="boolean" office:boolean-value="false" table:style-name="ce206">
            <text:p>FALSO</text:p>
          </table:table-cell>
          <table:table-cell office:value-type="string" table:style-name="ce204">
            <text:p>No</text:p>
          </table:table-cell>
          <table:table-cell table:number-columns-repeated="16377"/>
        </table:table-row>
        <table:table-row table:style-name="ro9">
          <table:table-cell table:style-name="ce23"/>
          <table:table-cell office:value-type="string" table:style-name="ce204">
            <text:p>Does the developed solution maintain stability with increasing competing workloads?</text:p>
          </table:table-cell>
          <table:table-cell office:value-type="float" office:value="1" table:style-name="ce203">
            <text:p>1</text:p>
          </table:table-cell>
          <table:table-cell office:value-type="boolean" office:boolean-value="false" table:style-name="ce205">
            <text:p>FALSO</text:p>
          </table:table-cell>
          <table:table-cell office:value-type="string" table:style-name="ce204">
            <text:p>Yes</text:p>
          </table:table-cell>
          <table:table-cell office:value-type="boolean" office:boolean-value="false" table:style-name="ce206">
            <text:p>FALSO</text:p>
          </table:table-cell>
          <table:table-cell office:value-type="string" table:style-name="ce204">
            <text:p>No</text:p>
          </table:table-cell>
          <table:table-cell table:number-columns-repeated="16377"/>
        </table:table-row>
        <table:table-row table:style-name="ro9">
          <table:table-cell table:style-name="ce23"/>
          <table:table-cell office:value-type="string" table:style-name="ce204">
            <text:p>Does the consensus algorithm help with scalability?</text:p>
          </table:table-cell>
          <table:table-cell office:value-type="float" office:value="1" table:style-name="ce203">
            <text:p>1</text:p>
          </table:table-cell>
          <table:table-cell office:value-type="boolean" office:boolean-value="false" table:style-name="ce205">
            <text:p>FALSO</text:p>
          </table:table-cell>
          <table:table-cell office:value-type="string" table:style-name="ce204">
            <text:p>Yes</text:p>
          </table:table-cell>
          <table:table-cell office:value-type="boolean" office:boolean-value="false" table:style-name="ce206">
            <text:p>FALSO</text:p>
          </table:table-cell>
          <table:table-cell office:value-type="string" table:style-name="ce204">
            <text:p>No</text:p>
          </table:table-cell>
          <table:table-cell table:number-columns-repeated="16377"/>
        </table:table-row>
        <table:table-row table:style-name="ro9">
          <table:table-cell table:style-name="ce23"/>
          <table:table-cell office:value-type="string" table:style-name="ce204">
            <text:p>Does the database contribute to scalability?</text:p>
          </table:table-cell>
          <table:table-cell office:value-type="float" office:value="1" table:style-name="ce203">
            <text:p>1</text:p>
          </table:table-cell>
          <table:table-cell office:value-type="boolean" office:boolean-value="false" table:style-name="ce205">
            <text:p>FALSO</text:p>
          </table:table-cell>
          <table:table-cell office:value-type="string" table:style-name="ce204">
            <text:p>Yes</text:p>
          </table:table-cell>
          <table:table-cell office:value-type="boolean" office:boolean-value="false" table:style-name="ce206">
            <text:p>FALSO</text:p>
          </table:table-cell>
          <table:table-cell office:value-type="string" table:style-name="ce204">
            <text:p>No</text:p>
          </table:table-cell>
          <table:table-cell table:number-columns-repeated="16377"/>
        </table:table-row>
        <table:table-row table:style-name="ro9">
          <table:table-cell table:style-name="ce23"/>
          <table:table-cell office:value-type="string" table:style-name="ce204">
            <text:p>Does the geographic distribution of users or nodes contribute to scalability?</text:p>
          </table:table-cell>
          <table:table-cell office:value-type="float" office:value="1" table:style-name="ce203">
            <text:p>1</text:p>
          </table:table-cell>
          <table:table-cell office:value-type="boolean" office:boolean-value="false" table:style-name="ce205">
            <text:p>FALSO</text:p>
          </table:table-cell>
          <table:table-cell office:value-type="string" table:style-name="ce204">
            <text:p>Yes</text:p>
          </table:table-cell>
          <table:table-cell office:value-type="boolean" office:boolean-value="false" table:style-name="ce206">
            <text:p>FALSO</text:p>
          </table:table-cell>
          <table:table-cell office:value-type="string" table:style-name="ce204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2.3</text:p>
          </table:table-cell>
          <table:table-cell office:value-type="string" table:style-name="ce24">
            <text:p>Interoperabilit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65">
            <text:p>Is there a need to integrate the used blockchain technology with other blockchain technologies?</text:p>
          </table:table-cell>
          <table:table-cell office:value-type="float" office:value="1" table:style-name="ce166">
            <text:p>1</text:p>
          </table:table-cell>
          <table:table-cell office:value-type="boolean" office:boolean-value="false" table:style-name="ce175">
            <text:p>FALSO</text:p>
          </table:table-cell>
          <table:table-cell office:value-type="string" table:style-name="ce165">
            <text:p>Yes</text:p>
          </table:table-cell>
          <table:table-cell office:value-type="boolean" office:boolean-value="false" table:style-name="ce179">
            <text:p>FALSO</text:p>
          </table:table-cell>
          <table:table-cell office:value-type="string" table:style-name="ce16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65">
            <text:p>Is the used blockchain technology interoperable with other blockchain technologies?</text:p>
          </table:table-cell>
          <table:table-cell office:value-type="float" office:value="1" table:style-name="ce166">
            <text:p>1</text:p>
          </table:table-cell>
          <table:table-cell office:value-type="boolean" office:boolean-value="false" table:style-name="ce175">
            <text:p>FALSO</text:p>
          </table:table-cell>
          <table:table-cell office:value-type="string" table:style-name="ce165">
            <text:p>Yes</text:p>
          </table:table-cell>
          <table:table-cell office:value-type="boolean" office:boolean-value="false" table:style-name="ce179">
            <text:p>FALSO</text:p>
          </table:table-cell>
          <table:table-cell office:value-type="string" table:style-name="ce16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65">
            <text:p>Were design standards used to facilitate the solution’s adaptation? For example, Publish-Subscriber.</text:p>
          </table:table-cell>
          <table:table-cell office:value-type="float" office:value="1" table:style-name="ce166">
            <text:p>1</text:p>
          </table:table-cell>
          <table:table-cell office:value-type="boolean" office:boolean-value="false" table:style-name="ce175">
            <text:p>FALSO</text:p>
          </table:table-cell>
          <table:table-cell office:value-type="string" table:style-name="ce165">
            <text:p>Yes</text:p>
          </table:table-cell>
          <table:table-cell office:value-type="boolean" office:boolean-value="false" table:style-name="ce179">
            <text:p>FALSO</text:p>
          </table:table-cell>
          <table:table-cell office:value-type="string" table:style-name="ce165">
            <text:p>No</text:p>
          </table:table-cell>
          <table:table-cell table:number-columns-repeated="16377"/>
        </table:table-row>
        <table:table-row table:style-name="ro14">
          <table:table-cell table:style-name="ce22"/>
          <table:table-cell office:value-type="string" table:style-name="ce165">
            <text:p>Does the used blockchain technology have libraries, frameworks, or SDKs for integration with other technologies? Do they have an acceptable level of maturity?</text:p>
          </table:table-cell>
          <table:table-cell office:value-type="boolean" office:boolean-value="false" table:style-name="ce167">
            <text:p>FALSO</text:p>
          </table:table-cell>
          <table:table-cell office:value-type="string" table:number-columns-spanned="4" table:number-rows-spanned="1" table:style-name="ce16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165">
            <text:p>Is the developed solution multiplatform?</text:p>
          </table:table-cell>
          <table:table-cell office:value-type="boolean" office:boolean-value="false" table:style-name="ce167">
            <text:p>FALSO</text:p>
          </table:table-cell>
          <table:table-cell office:value-type="string" table:number-columns-spanned="4" table:number-rows-spanned="1" table:style-name="ce16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2.4</text:p>
          </table:table-cell>
          <table:table-cell office:value-type="string" table:style-name="ce24">
            <text:p>Resource allocation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10">
          <table:table-cell table:style-name="ce22"/>
          <table:table-cell office:value-type="string" table:style-name="ce176">
            <text:p>Is the allocation of resources sufficient for the strategy proposed in the business model?</text:p>
          </table:table-cell>
          <table:table-cell office:value-type="boolean" office:boolean-value="false" table:style-name="ce169">
            <text:p>FALSO</text:p>
          </table:table-cell>
          <table:table-cell office:value-type="string" table:number-columns-spanned="4" table:number-rows-spanned="1" table:style-name="ce177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176">
            <text:p>Are there sufficient resources for the developed solution to be executed in all nodes?</text:p>
          </table:table-cell>
          <table:table-cell office:value-type="boolean" office:boolean-value="false" table:style-name="ce170">
            <text:p>FALSO</text:p>
          </table:table-cell>
          <table:table-cell office:value-type="string" table:number-columns-spanned="4" table:number-rows-spanned="1" table:style-name="ce177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176">
            <text:p>What are the minimum resources for the developed solution to work?</text:p>
          </table:table-cell>
          <table:table-cell office:value-type="boolean" office:boolean-value="false" table:style-name="ce178">
            <text:p>FALSO</text:p>
          </table:table-cell>
          <table:table-cell office:value-type="string" table:number-columns-spanned="4" table:number-rows-spanned="1" table:style-name="ce177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2.5</text:p>
          </table:table-cell>
          <table:table-cell office:value-type="string" table:style-name="ce24">
            <text:p>Type of licensing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71">
            <text:p>Is the blockchain technology used in the project open source?</text:p>
          </table:table-cell>
          <table:table-cell office:value-type="float" office:value="1" table:style-name="ce174">
            <text:p>1</text:p>
          </table:table-cell>
          <table:table-cell office:value-type="boolean" office:boolean-value="false" table:style-name="ce172">
            <text:p>FALSO</text:p>
          </table:table-cell>
          <table:table-cell office:value-type="string" table:style-name="ce171">
            <text:p>Yes</text:p>
          </table:table-cell>
          <table:table-cell office:value-type="boolean" office:boolean-value="false" table:style-name="ce173">
            <text:p>FALSO</text:p>
          </table:table-cell>
          <table:table-cell office:value-type="string" table:style-name="ce17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71">
            <text:p>Are there any costs related to the licensing of the used technologies?</text:p>
          </table:table-cell>
          <table:table-cell office:value-type="float" office:value="1" table:style-name="ce174">
            <text:p>1</text:p>
          </table:table-cell>
          <table:table-cell office:value-type="boolean" office:boolean-value="false" table:style-name="ce172">
            <text:p>FALSO</text:p>
          </table:table-cell>
          <table:table-cell office:value-type="string" table:style-name="ce171">
            <text:p>Yes</text:p>
          </table:table-cell>
          <table:table-cell office:value-type="boolean" office:boolean-value="false" table:style-name="ce173">
            <text:p>FALSO</text:p>
          </table:table-cell>
          <table:table-cell office:value-type="string" table:style-name="ce17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71">
            <text:p>Are the blockchain technology licensing and application licensing respected?</text:p>
          </table:table-cell>
          <table:table-cell office:value-type="float" office:value="1" table:style-name="ce174">
            <text:p>1</text:p>
          </table:table-cell>
          <table:table-cell office:value-type="boolean" office:boolean-value="false" table:style-name="ce172">
            <text:p>FALSO</text:p>
          </table:table-cell>
          <table:table-cell office:value-type="string" table:style-name="ce171">
            <text:p>Yes</text:p>
          </table:table-cell>
          <table:table-cell office:value-type="boolean" office:boolean-value="false" table:style-name="ce173">
            <text:p>FALSO</text:p>
          </table:table-cell>
          <table:table-cell office:value-type="string" table:style-name="ce17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71">
            <text:p>Does the licensing type promote the sustainability and maintainability of the used blockchain technology?</text:p>
          </table:table-cell>
          <table:table-cell office:value-type="float" office:value="1" table:style-name="ce174">
            <text:p>1</text:p>
          </table:table-cell>
          <table:table-cell office:value-type="boolean" office:boolean-value="false" table:style-name="ce172">
            <text:p>FALSO</text:p>
          </table:table-cell>
          <table:table-cell office:value-type="string" table:style-name="ce171">
            <text:p>Yes</text:p>
          </table:table-cell>
          <table:table-cell office:value-type="boolean" office:boolean-value="false" table:style-name="ce173">
            <text:p>FALSO</text:p>
          </table:table-cell>
          <table:table-cell office:value-type="string" table:style-name="ce17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71">
            <text:p>Do the used blockchain technology provide a long-term support (LTS) version?</text:p>
          </table:table-cell>
          <table:table-cell office:value-type="float" office:value="1" table:style-name="ce174">
            <text:p>1</text:p>
          </table:table-cell>
          <table:table-cell office:value-type="boolean" office:boolean-value="false" table:style-name="ce172">
            <text:p>FALSO</text:p>
          </table:table-cell>
          <table:table-cell office:value-type="string" table:style-name="ce171">
            <text:p>Yes</text:p>
          </table:table-cell>
          <table:table-cell office:value-type="boolean" office:boolean-value="false" table:style-name="ce173">
            <text:p>FALSO</text:p>
          </table:table-cell>
          <table:table-cell office:value-type="string" table:style-name="ce171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1.2.6</text:p>
          </table:table-cell>
          <table:table-cell office:value-type="string" table:style-name="ce24">
            <text:p>Consensus algorithm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Does the used consensus algorithm meet the project’s need for scalability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Does the used consensus algorithm meet the project’s need for transactions per second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Does the used consensus algorithm meet the project’s need for verification speed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Is there a limitation regarding the use of computational resources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Is it possible to change or configure the consensus algorithm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Is the used consensus algorithm appropriate to the used blockchain technology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Does the adopted consensus policy allow the definition of different roles or rules between network participants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1">
            <text:p>Does the adopted consensus policy allow the definition of different types of transactions between network participants?</text:p>
          </table:table-cell>
          <table:table-cell office:value-type="float" office:value="1" table:style-name="ce180">
            <text:p>1</text:p>
          </table:table-cell>
          <table:table-cell office:value-type="boolean" office:boolean-value="false" table:style-name="ce182">
            <text:p>FALSO</text:p>
          </table:table-cell>
          <table:table-cell office:value-type="string" table:style-name="ce181">
            <text:p>Yes</text:p>
          </table:table-cell>
          <table:table-cell office:value-type="boolean" office:boolean-value="false" table:style-name="ce183">
            <text:p>FALSO</text:p>
          </table:table-cell>
          <table:table-cell office:value-type="string" table:style-name="ce181">
            <text:p>No</text:p>
          </table:table-cell>
          <table:table-cell table:number-columns-repeated="16377" table:style-name="ce1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 office:value-type="string" table:style-name="ce26">
            <text:p>1.2.7</text:p>
          </table:table-cell>
          <table:table-cell office:value-type="string" table:style-name="ce24">
            <text:p>Performanc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20">
            <text:p>Does the used blockchain technology have a feature that allows performance monitoring?</text:p>
          </table:table-cell>
          <table:table-cell office:value-type="float" office:value="1" table:style-name="ce215">
            <text:p>1</text:p>
          </table:table-cell>
          <table:table-cell office:value-type="boolean" office:boolean-value="false" table:style-name="ce211">
            <text:p>FALSO</text:p>
          </table:table-cell>
          <table:table-cell office:value-type="string" table:style-name="ce209">
            <text:p>Yes</text:p>
          </table:table-cell>
          <table:table-cell office:value-type="boolean" office:boolean-value="false" table:style-name="ce213">
            <text:p>FALSO</text:p>
          </table:table-cell>
          <table:table-cell office:value-type="string" table:style-name="ce209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221">
            <text:p>Does the number of blockchain nodes contribute or hinder solution performance?</text:p>
          </table:table-cell>
          <table:table-cell office:value-type="boolean" office:boolean-value="false" table:style-name="ce222">
            <text:p>FALSO</text:p>
          </table:table-cell>
          <table:table-cell office:value-type="string" table:number-columns-spanned="4" table:number-rows-spanned="1" table:style-name="ce210">
            <text:p>Open</text:p>
          </table:table-cell>
          <table:covered-table-cell/>
          <table:covered-table-cell/>
          <table:covered-table-cell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09">
            <text:p>The computational performance of blockchain solutions may be less effective than centralized solutions. For the proposed solution, can performance be limiting for the business model?</text:p>
          </table:table-cell>
          <table:table-cell office:value-type="float" office:value="1" table:style-name="ce216">
            <text:p>1</text:p>
          </table:table-cell>
          <table:table-cell office:value-type="boolean" office:boolean-value="false" table:style-name="ce212">
            <text:p>FALSO</text:p>
          </table:table-cell>
          <table:table-cell office:value-type="string" table:style-name="ce209">
            <text:p>Yes</text:p>
          </table:table-cell>
          <table:table-cell office:value-type="boolean" office:boolean-value="false" table:style-name="ce214">
            <text:p>FALSO</text:p>
          </table:table-cell>
          <table:table-cell office:value-type="string" table:style-name="ce209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209">
            <text:p>Does the choice of the state database contribute to the solution performance?</text:p>
          </table:table-cell>
          <table:table-cell office:value-type="boolean" office:boolean-value="false" table:style-name="ce223">
            <text:p>FALSO</text:p>
          </table:table-cell>
          <table:table-cell office:value-type="string" table:number-columns-spanned="4" table:number-rows-spanned="1" table:style-name="ce210">
            <text:p>Open</text:p>
          </table:table-cell>
          <table:covered-table-cell/>
          <table:covered-table-cell/>
          <table:covered-table-cell/>
          <table:table-cell table:number-columns-repeated="20" table:style-name="ce1"/>
          <table:table-cell table:style-name="ce44"/>
          <table:table-cell table:number-columns-repeated="16356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 office:value-type="string" table:style-name="ce26">
            <text:p>1.2.8</text:p>
          </table:table-cell>
          <table:table-cell office:value-type="string" table:style-name="ce24">
            <text:p>Fault toleranc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 table:style-name="ce1"/>
        </table:table-row>
        <table:table-row table:style-name="ro2">
          <table:table-cell table:style-name="ce22"/>
          <table:table-cell office:value-type="string" table:style-name="ce188">
            <text:p>Does the developed solution tolerate:</text:p>
          </table:table-cell>
          <table:table-cell table:style-name="ce188"/>
          <table:table-cell table:style-name="ce188"/>
          <table:table-cell table:style-name="ce188"/>
          <table:table-cell table:style-name="ce188"/>
          <table:table-cell table:style-name="ce188"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88">
            <text:p>a) hardware faults?</text:p>
          </table:table-cell>
          <table:table-cell office:value-type="float" office:value="1" table:style-name="ce217">
            <text:p>1</text:p>
          </table:table-cell>
          <table:table-cell office:value-type="boolean" office:boolean-value="false" table:style-name="ce218">
            <text:p>FALSO</text:p>
          </table:table-cell>
          <table:table-cell office:value-type="string" table:style-name="ce188">
            <text:p>Yes</text:p>
          </table:table-cell>
          <table:table-cell office:value-type="boolean" office:boolean-value="false" table:style-name="ce219">
            <text:p>FALSO</text:p>
          </table:table-cell>
          <table:table-cell office:value-type="string" table:style-name="ce188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88">
            <text:p>b) software faults?</text:p>
          </table:table-cell>
          <table:table-cell office:value-type="float" office:value="1" table:style-name="ce217">
            <text:p>1</text:p>
          </table:table-cell>
          <table:table-cell office:value-type="boolean" office:boolean-value="false" table:style-name="ce218">
            <text:p>FALSO</text:p>
          </table:table-cell>
          <table:table-cell office:value-type="string" table:style-name="ce188">
            <text:p>Yes</text:p>
          </table:table-cell>
          <table:table-cell office:value-type="boolean" office:boolean-value="false" table:style-name="ce219">
            <text:p>FALSO</text:p>
          </table:table-cell>
          <table:table-cell office:value-type="string" table:style-name="ce188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188">
            <text:p>c) byzantine faults?</text:p>
          </table:table-cell>
          <table:table-cell office:value-type="float" office:value="1" table:style-name="ce217">
            <text:p>1</text:p>
          </table:table-cell>
          <table:table-cell office:value-type="boolean" office:boolean-value="false" table:style-name="ce218">
            <text:p>FALSO</text:p>
          </table:table-cell>
          <table:table-cell office:value-type="string" table:style-name="ce188">
            <text:p>Yes</text:p>
          </table:table-cell>
          <table:table-cell office:value-type="boolean" office:boolean-value="false" table:style-name="ce219">
            <text:p>FALSO</text:p>
          </table:table-cell>
          <table:table-cell office:value-type="string" table:style-name="ce188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188">
            <text:p>What means does the blockchain technology offer for fault contingency?</text:p>
          </table:table-cell>
          <table:table-cell office:value-type="boolean" office:boolean-value="false" table:style-name="ce224">
            <text:p>FALSO</text:p>
          </table:table-cell>
          <table:table-cell office:value-type="string" table:number-columns-spanned="4" table:number-rows-spanned="1" table:style-name="ce194">
            <text:p>Open</text:p>
          </table:table-cell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188">
            <text:p>How does the solution monitor faults in real-time?</text:p>
          </table:table-cell>
          <table:table-cell office:value-type="boolean" office:boolean-value="false" table:style-name="ce225">
            <text:p>FALSO</text:p>
          </table:table-cell>
          <table:table-cell office:value-type="string" table:number-columns-spanned="4" table:number-rows-spanned="1" table:style-name="ce194">
            <text:p>Open</text:p>
          </table:table-cell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 office:value-type="string" table:style-name="ce26">
            <text:p>1.2.9</text:p>
          </table:table-cell>
          <table:table-cell office:value-type="string" table:style-name="ce24">
            <text:p>Presence of state databas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186">
            <text:p>Does the used database contribute to the scalability of the developed solution?</text:p>
          </table:table-cell>
          <table:table-cell office:value-type="float" office:value="1" table:style-name="ce195">
            <text:p>1</text:p>
          </table:table-cell>
          <table:table-cell office:value-type="boolean" office:boolean-value="false" table:style-name="ce193">
            <text:p>FALSO</text:p>
          </table:table-cell>
          <table:table-cell office:value-type="string" table:style-name="ce186">
            <text:p>Yes</text:p>
          </table:table-cell>
          <table:table-cell office:value-type="boolean" office:boolean-value="false" table:style-name="ce192">
            <text:p>FALSO</text:p>
          </table:table-cell>
          <table:table-cell office:value-type="string" table:style-name="ce18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6">
            <text:p>Does the used database contribute to the performance of the developed solution?</text:p>
          </table:table-cell>
          <table:table-cell office:value-type="float" office:value="1" table:style-name="ce195">
            <text:p>1</text:p>
          </table:table-cell>
          <table:table-cell office:value-type="boolean" office:boolean-value="false" table:style-name="ce193">
            <text:p>FALSO</text:p>
          </table:table-cell>
          <table:table-cell office:value-type="string" table:style-name="ce186">
            <text:p>Yes</text:p>
          </table:table-cell>
          <table:table-cell office:value-type="boolean" office:boolean-value="false" table:style-name="ce192">
            <text:p>FALSO</text:p>
          </table:table-cell>
          <table:table-cell office:value-type="string" table:style-name="ce186">
            <text:p>No</text:p>
          </table:table-cell>
          <table:table-cell table:number-columns-repeated="16377"/>
        </table:table-row>
        <table:table-row table:style-name="ro10">
          <table:table-cell table:style-name="ce22"/>
          <table:table-cell office:value-type="string" table:style-name="ce186">
            <text:p>How is data stored? For example, on-chain or off-chain.</text:p>
          </table:table-cell>
          <table:table-cell office:value-type="boolean" office:boolean-value="false" table:style-name="ce190">
            <text:p>FALSO</text:p>
          </table:table-cell>
          <table:table-cell office:value-type="string" table:number-columns-spanned="4" table:number-rows-spanned="1" table:style-name="ce184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style-name="ce22"/>
          <table:table-cell office:value-type="string" table:style-name="ce186">
            <text:p>Does the used database meet the business rules of the solution?</text:p>
          </table:table-cell>
          <table:table-cell office:value-type="float" office:value="1" table:style-name="ce191">
            <text:p>1</text:p>
          </table:table-cell>
          <table:table-cell office:value-type="boolean" office:boolean-value="false" table:style-name="ce189">
            <text:p>FALSO</text:p>
          </table:table-cell>
          <table:table-cell office:value-type="string" table:style-name="ce186">
            <text:p>Yes</text:p>
          </table:table-cell>
          <table:table-cell office:value-type="boolean" office:boolean-value="false" table:style-name="ce187">
            <text:p>FALSO</text:p>
          </table:table-cell>
          <table:table-cell office:value-type="string" table:style-name="ce18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186">
            <text:p>Does blockchain technology allow using more than one type of state database?</text:p>
          </table:table-cell>
          <table:table-cell office:value-type="float" office:value="1" table:style-name="ce191">
            <text:p>1</text:p>
          </table:table-cell>
          <table:table-cell office:value-type="boolean" office:boolean-value="false" table:style-name="ce189">
            <text:p>FALSO</text:p>
          </table:table-cell>
          <table:table-cell office:value-type="string" table:style-name="ce186">
            <text:p>Yes</text:p>
          </table:table-cell>
          <table:table-cell office:value-type="boolean" office:boolean-value="false" table:style-name="ce187">
            <text:p>FALSO</text:p>
          </table:table-cell>
          <table:table-cell office:value-type="string" table:style-name="ce186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string" table:style-name="ce24">
            <text:p>OBJECTIVE</text:p>
          </table:table-cell>
          <table:table-cell table:number-columns-repeated="5" table:style-name="ce21"/>
          <table:table-cell table:number-columns-repeated="16377"/>
        </table:table-row>
        <table:table-row table:style-name="ro2">
          <table:table-cell office:value-type="date" office:date-value="2020-01-02T00:00:00" table:style-name="ce25">
            <text:p>2.1</text:p>
          </table:table-cell>
          <table:table-cell office:value-type="string" table:style-name="ce16">
            <text:p>Qualitative</text:p>
          </table:table-cell>
          <table:table-cell table:number-columns-repeated="5" table:style-name="ce17"/>
          <table:table-cell table:number-columns-repeated="16377"/>
        </table:table-row>
        <table:table-row table:style-name="ro2">
          <table:table-cell office:value-type="string" table:style-name="ce26">
            <text:p>2.1.1</text:p>
          </table:table-cell>
          <table:table-cell office:value-type="string" table:style-name="ce24">
            <text:p>Application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243">
            <text:p>Does the developed solution meet the expected requirements?</text:p>
          </table:table-cell>
          <table:table-cell office:value-type="float" office:value="1" table:style-name="ce245">
            <text:p>1</text:p>
          </table:table-cell>
          <table:table-cell office:value-type="boolean" office:boolean-value="false" table:style-name="ce246">
            <text:p>FALSO</text:p>
          </table:table-cell>
          <table:table-cell office:value-type="string" table:style-name="ce243">
            <text:p>Yes</text:p>
          </table:table-cell>
          <table:table-cell office:value-type="boolean" office:boolean-value="false" table:style-name="ce248">
            <text:p>FALSO</text:p>
          </table:table-cell>
          <table:table-cell office:value-type="string" table:style-name="ce243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43">
            <text:p>Does the developed solution use smart contracts to meet the business model?</text:p>
          </table:table-cell>
          <table:table-cell office:value-type="float" office:value="1" table:style-name="ce241">
            <text:p>1</text:p>
          </table:table-cell>
          <table:table-cell office:value-type="boolean" office:boolean-value="false" table:style-name="ce239">
            <text:p>FALSO</text:p>
          </table:table-cell>
          <table:table-cell office:value-type="string" table:style-name="ce243">
            <text:p>Yes</text:p>
          </table:table-cell>
          <table:table-cell office:value-type="boolean" office:boolean-value="false" table:style-name="ce249">
            <text:p>FALSO</text:p>
          </table:table-cell>
          <table:table-cell office:value-type="string" table:style-name="ce243">
            <text:p>No</text:p>
          </table:table-cell>
          <table:table-cell table:number-columns-repeated="16377"/>
        </table:table-row>
        <table:table-row table:style-name="ro10">
          <table:table-cell table:style-name="ce22"/>
          <table:table-cell office:value-type="string" table:style-name="ce243">
            <text:p>What benefits does the developed solution bring to the business (financial, productivity, innovation)?</text:p>
          </table:table-cell>
          <table:table-cell office:value-type="boolean" office:boolean-value="false" table:style-name="ce240">
            <text:p>FALSO</text:p>
          </table:table-cell>
          <table:table-cell office:value-type="string" table:number-columns-spanned="4" table:number-rows-spanned="1" table:style-name="ce247">
            <text:p>Open.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8">
          <table:table-cell table:style-name="ce22"/>
          <table:table-cell office:value-type="string" table:style-name="ce243">
            <text:p>Does the used blockchain technology offer a Turing-complete programming language for developing applications?</text:p>
          </table:table-cell>
          <table:table-cell office:value-type="float" office:value="1" table:style-name="ce242">
            <text:p>1</text:p>
          </table:table-cell>
          <table:table-cell office:value-type="boolean" office:boolean-value="false" table:style-name="ce238">
            <text:p>FALSO</text:p>
          </table:table-cell>
          <table:table-cell office:value-type="string" table:style-name="ce243">
            <text:p>Yes</text:p>
          </table:table-cell>
          <table:table-cell office:value-type="boolean" office:boolean-value="false" table:style-name="ce250">
            <text:p>FALSO</text:p>
          </table:table-cell>
          <table:table-cell office:value-type="string" table:style-name="ce243">
            <text:p>No</text:p>
          </table:table-cell>
          <table:table-cell table:number-columns-repeated="16377"/>
        </table:table-row>
        <table:table-row table:style-name="ro10">
          <table:table-cell table:style-name="ce22"/>
          <table:table-cell office:value-type="string" table:style-name="ce243">
            <text:p>Is the used blockchain technology the most appropriate to the proposed business model? Why?</text:p>
          </table:table-cell>
          <table:table-cell office:value-type="boolean" office:boolean-value="false" table:style-name="ce244">
            <text:p>FALSO</text:p>
          </table:table-cell>
          <table:table-cell office:value-type="string" table:number-columns-spanned="4" table:number-rows-spanned="1" table:style-name="ce247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251">
            <text:p>Was a project management tool(s) used during application development? If so, which ones?</text:p>
          </table:table-cell>
          <table:table-cell office:value-type="boolean" office:boolean-value="false" table:style-name="ce252">
            <text:p>FALSO</text:p>
          </table:table-cell>
          <table:table-cell office:value-type="string" table:number-columns-spanned="4" table:number-rows-spanned="1" table:style-name="ce247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style-name="ce22"/>
          <table:table-cell office:value-type="string" table:style-name="ce243">
            <text:p>Has it been avoided altering original features of the blockchain technology to meet the business model?</text:p>
          </table:table-cell>
          <table:table-cell office:value-type="float" office:value="1" table:style-name="ce253">
            <text:p>1</text:p>
          </table:table-cell>
          <table:table-cell office:value-type="boolean" office:boolean-value="false" table:style-name="ce254">
            <text:p>FALSO</text:p>
          </table:table-cell>
          <table:table-cell office:value-type="string" table:style-name="ce243">
            <text:p>Yes</text:p>
          </table:table-cell>
          <table:table-cell office:value-type="boolean" office:boolean-value="false" table:style-name="ce255">
            <text:p>FALSO</text:p>
          </table:table-cell>
          <table:table-cell office:value-type="string" table:style-name="ce243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string" table:style-name="ce24">
            <text:p>SUPPORT</text:p>
          </table:table-cell>
          <table:table-cell table:number-columns-repeated="5" table:style-name="ce21"/>
          <table:table-cell table:number-columns-repeated="16377"/>
        </table:table-row>
        <table:table-row table:style-name="ro2">
          <table:table-cell office:value-type="string" table:style-name="ce15">
            <text:p>3.1</text:p>
          </table:table-cell>
          <table:table-cell office:value-type="string" table:style-name="ce16">
            <text:p>Qualitative</text:p>
          </table:table-cell>
          <table:table-cell table:number-columns-repeated="5" table:style-name="ce17"/>
          <table:table-cell table:number-columns-repeated="16377"/>
        </table:table-row>
        <table:table-row table:style-name="ro2">
          <table:table-cell office:value-type="string" table:style-name="ce26">
            <text:p>3.1.1</text:p>
          </table:table-cell>
          <table:table-cell office:value-type="string" table:style-name="ce24">
            <text:p>Documentation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2">
          <table:table-cell table:style-name="ce22"/>
          <table:table-cell office:value-type="string" table:style-name="ce256">
            <text:p>Does the developed application:</text:p>
          </table:table-cell>
          <table:table-cell table:style-name="ce256"/>
          <table:table-cell table:style-name="ce256"/>
          <table:table-cell table:style-name="ce256"/>
          <table:table-cell table:style-name="ce256"/>
          <table:table-cell table:style-name="ce256"/>
          <table:table-cell table:number-columns-repeated="16377"/>
        </table:table-row>
        <table:table-row table:style-name="ro15">
          <table:table-cell table:style-name="ce22"/>
          <table:table-cell office:value-type="string" table:style-name="ce256">
            <text:p>a) offer development documentation communicating requirements, design, and implementation of the application? For example, requirements document and UML diagrams (conceptual, logical, and physical models).</text:p>
          </table:table-cell>
          <table:table-cell office:value-type="boolean" office:boolean-value="false" table:style-name="ce257">
            <text:p>FALSO</text:p>
          </table:table-cell>
          <table:table-cell office:value-type="string" table:number-columns-spanned="4" table:number-rows-spanned="1" table:style-name="ce25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256">
            <text:p>b) offer infrastructure documentation communicating how to deploy the application? For example, creating users.</text:p>
          </table:table-cell>
          <table:table-cell office:value-type="boolean" office:boolean-value="false" table:style-name="ce257">
            <text:p>FALSO</text:p>
          </table:table-cell>
          <table:table-cell office:value-type="string" table:number-columns-spanned="4" table:number-rows-spanned="1" table:style-name="ce25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style-name="ce22"/>
          <table:table-cell office:value-type="string" table:style-name="ce256">
            <text:p>c) offer usage documentation communicating how to use the application? For example, test cases and user tutorials.</text:p>
          </table:table-cell>
          <table:table-cell office:value-type="boolean" office:boolean-value="false" table:style-name="ce257">
            <text:p>FALSO</text:p>
          </table:table-cell>
          <table:table-cell office:value-type="string" table:number-columns-spanned="4" table:number-rows-spanned="1" table:style-name="ce25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2">
          <table:table-cell table:style-name="ce22"/>
          <table:table-cell office:value-type="string" table:style-name="ce256">
            <text:p>Does the blockchain technology used in the developed solution:</text:p>
          </table:table-cell>
          <table:table-cell table:style-name="ce259"/>
          <table:table-cell table:style-name="ce260"/>
          <table:table-cell table:style-name="ce256"/>
          <table:table-cell table:style-name="ce260"/>
          <table:table-cell table:style-name="ce256"/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a) offer a tutorial of use and/or resources for testing?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b) offer deployment tutorials?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c) offer tutorials for coding smart contracts?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d) receive frequent documentation updates?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e) serve different types of users?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56">
            <text:p>f) have documentation (in the form of materials) from the community for problem-solving? For example, Stack Overflow and GitHub.</text:p>
          </table:table-cell>
          <table:table-cell office:value-type="float" office:value="1" table:style-name="ce235">
            <text:p>1</text:p>
          </table:table-cell>
          <table:table-cell office:value-type="boolean" office:boolean-value="false" table:style-name="ce261">
            <text:p>FALSO</text:p>
          </table:table-cell>
          <table:table-cell office:value-type="string" table:style-name="ce256">
            <text:p>Yes</text:p>
          </table:table-cell>
          <table:table-cell office:value-type="boolean" office:boolean-value="false" table:style-name="ce262">
            <text:p>FALSO</text:p>
          </table:table-cell>
          <table:table-cell office:value-type="string" table:style-name="ce256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3.1.2</text:p>
          </table:table-cell>
          <table:table-cell office:value-type="string" table:style-name="ce24">
            <text:p>Supplier/community participation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312">
            <text:p>Does the maintenance of the used blockchain technology involve the supplier and/or the community?</text:p>
          </table:table-cell>
          <table:table-cell office:value-type="float" office:value="1" table:style-name="ce229">
            <text:p>1</text:p>
          </table:table-cell>
          <table:table-cell office:value-type="boolean" office:boolean-value="false" table:style-name="ce313">
            <text:p>FALSO</text:p>
          </table:table-cell>
          <table:table-cell office:value-type="string" table:style-name="ce312">
            <text:p>Yes</text:p>
          </table:table-cell>
          <table:table-cell office:value-type="boolean" office:boolean-value="false" table:style-name="ce314">
            <text:p>FALSO</text:p>
          </table:table-cell>
          <table:table-cell office:value-type="string" table:style-name="ce31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312">
            <text:p>Are the maintainers of the used blockchain technology consistent and active?</text:p>
          </table:table-cell>
          <table:table-cell office:value-type="float" office:value="1" table:style-name="ce229">
            <text:p>1</text:p>
          </table:table-cell>
          <table:table-cell office:value-type="boolean" office:boolean-value="false" table:style-name="ce313">
            <text:p>FALSO</text:p>
          </table:table-cell>
          <table:table-cell office:value-type="string" table:style-name="ce312">
            <text:p>Yes</text:p>
          </table:table-cell>
          <table:table-cell office:value-type="boolean" office:boolean-value="false" table:style-name="ce314">
            <text:p>FALSO</text:p>
          </table:table-cell>
          <table:table-cell office:value-type="string" table:style-name="ce312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312">
            <text:p>Do questions related to the used blockchain technology have a high volume of activity in development communities? For example, Stack Overflow and GitHub.</text:p>
          </table:table-cell>
          <table:table-cell office:value-type="float" office:value="1" table:style-name="ce229">
            <text:p>1</text:p>
          </table:table-cell>
          <table:table-cell office:value-type="boolean" office:boolean-value="false" table:style-name="ce313">
            <text:p>FALSO</text:p>
          </table:table-cell>
          <table:table-cell office:value-type="string" table:style-name="ce312">
            <text:p>Yes</text:p>
          </table:table-cell>
          <table:table-cell office:value-type="boolean" office:boolean-value="false" table:style-name="ce314">
            <text:p>FALSO</text:p>
          </table:table-cell>
          <table:table-cell office:value-type="string" table:style-name="ce312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3.1.3</text:p>
          </table:table-cell>
          <table:table-cell office:value-type="string" table:style-name="ce24">
            <text:p>Development team siz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315">
            <text:p>Is the development team size adequate for the continuity and evolution of the used blockchain technology?</text:p>
          </table:table-cell>
          <table:table-cell office:value-type="float" office:value="1" table:style-name="ce230">
            <text:p>1</text:p>
          </table:table-cell>
          <table:table-cell office:value-type="boolean" office:boolean-value="false" table:style-name="ce317">
            <text:p>FALSO</text:p>
          </table:table-cell>
          <table:table-cell office:value-type="string" table:style-name="ce315">
            <text:p>Yes</text:p>
          </table:table-cell>
          <table:table-cell office:value-type="boolean" office:boolean-value="false" table:style-name="ce316">
            <text:p>FALSO</text:p>
          </table:table-cell>
          <table:table-cell office:value-type="string" table:style-name="ce315">
            <text:p>No</text:p>
          </table:table-cell>
          <table:table-cell table:number-columns-repeated="16377"/>
        </table:table-row>
        <table:table-row table:style-name="ro10">
          <table:table-cell table:style-name="ce22"/>
          <table:table-cell office:value-type="string" table:style-name="ce315">
            <text:p>What is the team’s level of knowledge and skill?</text:p>
          </table:table-cell>
          <table:table-cell office:value-type="boolean" office:boolean-value="false" table:style-name="ce228">
            <text:p>FALSO</text:p>
          </table:table-cell>
          <table:table-cell office:value-type="string" table:number-columns-spanned="4" table:number-rows-spanned="1" table:style-name="ce318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style-name="ce22"/>
          <table:table-cell office:value-type="string" table:style-name="ce315">
            <text:p>Is the volume of activity of the development team consistent?</text:p>
          </table:table-cell>
          <table:table-cell office:value-type="float" office:value="1" table:style-name="ce231">
            <text:p>1</text:p>
          </table:table-cell>
          <table:table-cell office:value-type="boolean" office:boolean-value="false" table:style-name="ce322">
            <text:p>FALSO</text:p>
          </table:table-cell>
          <table:table-cell office:value-type="string" table:style-name="ce315">
            <text:p>Yes</text:p>
          </table:table-cell>
          <table:table-cell office:value-type="boolean" office:boolean-value="false" table:style-name="ce321">
            <text:p>FALSO</text:p>
          </table:table-cell>
          <table:table-cell office:value-type="string" table:style-name="ce31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315">
            <text:p>Is the frequency of team contributions consistent?</text:p>
          </table:table-cell>
          <table:table-cell office:value-type="float" office:value="1" table:style-name="ce232">
            <text:p>1</text:p>
          </table:table-cell>
          <table:table-cell office:value-type="boolean" office:boolean-value="false" table:style-name="ce319">
            <text:p>FALSO</text:p>
          </table:table-cell>
          <table:table-cell office:value-type="string" table:style-name="ce315">
            <text:p>Yes</text:p>
          </table:table-cell>
          <table:table-cell office:value-type="boolean" office:boolean-value="false" table:style-name="ce320">
            <text:p>FALSO</text:p>
          </table:table-cell>
          <table:table-cell office:value-type="string" table:style-name="ce315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4</text:p>
          </table:table-cell>
          <table:table-cell office:value-type="string" table:style-name="ce24">
            <text:p>GOVERNANCE</text:p>
          </table:table-cell>
          <table:table-cell table:number-columns-repeated="5" table:style-name="ce21"/>
          <table:table-cell table:number-columns-repeated="16377"/>
        </table:table-row>
        <table:table-row table:style-name="ro2">
          <table:table-cell office:value-type="string" table:style-name="ce15">
            <text:p>4.1</text:p>
          </table:table-cell>
          <table:table-cell office:value-type="string" table:style-name="ce16">
            <text:p>Quantitative</text:p>
          </table:table-cell>
          <table:table-cell table:number-columns-repeated="5" table:style-name="ce17"/>
          <table:table-cell table:number-columns-repeated="16377"/>
        </table:table-row>
        <table:table-row table:style-name="ro2">
          <table:table-cell office:value-type="string" table:style-name="ce26">
            <text:p>4.1.1</text:p>
          </table:table-cell>
          <table:table-cell office:value-type="string" table:style-name="ce24">
            <text:p>Cost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2">
          <table:table-cell table:style-name="ce58"/>
          <table:table-cell office:value-type="string" table:style-name="ce266">
            <text:p>Are the costs with the following items adequate?</text:p>
          </table:table-cell>
          <table:table-cell table:style-name="ce266"/>
          <table:table-cell table:style-name="ce266"/>
          <table:table-cell table:style-name="ce266"/>
          <table:table-cell table:style-name="ce266"/>
          <table:table-cell table:style-name="ce266"/>
          <table:table-cell table:number-columns-repeated="16377"/>
        </table:table-row>
        <table:table-row table:style-name="ro9">
          <table:table-cell table:style-name="ce58"/>
          <table:table-cell office:value-type="string" table:style-name="ce266">
            <text:p>a) infrastructure (e.g., data center, electricity, and labor).</text:p>
          </table:table-cell>
          <table:table-cell office:value-type="float" office:value="1" table:style-name="ce226">
            <text:p>1</text:p>
          </table:table-cell>
          <table:table-cell office:value-type="boolean" office:boolean-value="false" table:style-name="ce267">
            <text:p>FALSO</text:p>
          </table:table-cell>
          <table:table-cell office:value-type="string" table:style-name="ce266">
            <text:p>Yes</text:p>
          </table:table-cell>
          <table:table-cell office:value-type="boolean" office:boolean-value="false" table:style-name="ce268">
            <text:p>FALSO</text:p>
          </table:table-cell>
          <table:table-cell office:value-type="string" table:style-name="ce266">
            <text:p>No</text:p>
          </table:table-cell>
          <table:table-cell table:number-columns-repeated="16377"/>
        </table:table-row>
        <table:table-row table:style-name="ro9">
          <table:table-cell table:style-name="ce58"/>
          <table:table-cell office:value-type="string" table:style-name="ce266">
            <text:p>b) transaction fees paid to the blockchain network.</text:p>
          </table:table-cell>
          <table:table-cell office:value-type="float" office:value="1" table:style-name="ce226">
            <text:p>1</text:p>
          </table:table-cell>
          <table:table-cell office:value-type="boolean" office:boolean-value="false" table:style-name="ce267">
            <text:p>FALSO</text:p>
          </table:table-cell>
          <table:table-cell office:value-type="string" table:style-name="ce266">
            <text:p>Yes</text:p>
          </table:table-cell>
          <table:table-cell office:value-type="boolean" office:boolean-value="false" table:style-name="ce268">
            <text:p>FALSO</text:p>
          </table:table-cell>
          <table:table-cell office:value-type="string" table:style-name="ce266">
            <text:p>No</text:p>
          </table:table-cell>
          <table:table-cell table:number-columns-repeated="16377"/>
        </table:table-row>
        <table:table-row table:style-name="ro9">
          <table:table-cell table:style-name="ce58"/>
          <table:table-cell office:value-type="string" table:style-name="ce266">
            <text:p>c) professionals specialized in the used blockchain technology.</text:p>
          </table:table-cell>
          <table:table-cell office:value-type="float" office:value="1" table:style-name="ce226">
            <text:p>1</text:p>
          </table:table-cell>
          <table:table-cell office:value-type="boolean" office:boolean-value="false" table:style-name="ce267">
            <text:p>FALSO</text:p>
          </table:table-cell>
          <table:table-cell office:value-type="string" table:style-name="ce266">
            <text:p>Yes</text:p>
          </table:table-cell>
          <table:table-cell office:value-type="boolean" office:boolean-value="false" table:style-name="ce268">
            <text:p>FALSO</text:p>
          </table:table-cell>
          <table:table-cell office:value-type="string" table:style-name="ce266">
            <text:p>No</text:p>
          </table:table-cell>
          <table:table-cell table:number-columns-repeated="16377"/>
        </table:table-row>
        <table:table-row table:style-name="ro9">
          <table:table-cell table:style-name="ce58"/>
          <table:table-cell office:value-type="string" table:style-name="ce266">
            <text:p>Does the cost of the developed solution justify the advantages of its implementation?</text:p>
          </table:table-cell>
          <table:table-cell office:value-type="float" office:value="1" table:style-name="ce226">
            <text:p>1</text:p>
          </table:table-cell>
          <table:table-cell office:value-type="boolean" office:boolean-value="false" table:style-name="ce267">
            <text:p>FALSO</text:p>
          </table:table-cell>
          <table:table-cell office:value-type="string" table:style-name="ce266">
            <text:p>Yes</text:p>
          </table:table-cell>
          <table:table-cell office:value-type="boolean" office:boolean-value="false" table:style-name="ce268">
            <text:p>FALSO</text:p>
          </table:table-cell>
          <table:table-cell office:value-type="string" table:style-name="ce266">
            <text:p>No</text:p>
          </table:table-cell>
          <table:table-cell table:number-columns-repeated="16377"/>
        </table:table-row>
        <table:table-row table:style-name="ro9">
          <table:table-cell table:style-name="ce58"/>
          <table:table-cell office:value-type="string" table:style-name="ce266">
            <text:p>Are there any costs related to the used blockchain technology licensing?</text:p>
          </table:table-cell>
          <table:table-cell office:value-type="float" office:value="1" table:style-name="ce226">
            <text:p>1</text:p>
          </table:table-cell>
          <table:table-cell office:value-type="boolean" office:boolean-value="false" table:style-name="ce267">
            <text:p>FALSO</text:p>
          </table:table-cell>
          <table:table-cell office:value-type="string" table:style-name="ce266">
            <text:p>Yes</text:p>
          </table:table-cell>
          <table:table-cell office:value-type="boolean" office:boolean-value="false" table:style-name="ce268">
            <text:p>FALSO</text:p>
          </table:table-cell>
          <table:table-cell office:value-type="string" table:style-name="ce266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15">
            <text:p>4.2</text:p>
          </table:table-cell>
          <table:table-cell office:value-type="string" table:style-name="ce16">
            <text:p>Qualitative</text:p>
          </table:table-cell>
          <table:table-cell table:number-columns-repeated="5" table:style-name="ce17"/>
          <table:table-cell table:number-columns-repeated="16377"/>
        </table:table-row>
        <table:table-row table:style-name="ro2">
          <table:table-cell office:value-type="string" table:style-name="ce26">
            <text:p>4.2.1</text:p>
          </table:table-cell>
          <table:table-cell office:value-type="string" table:style-name="ce24">
            <text:p>Securit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2">
          <table:table-cell table:style-name="ce22"/>
          <table:table-cell office:value-type="string" table:style-name="ce264">
            <text:p>Does the developed solution guarantee the application:</text:p>
          </table:table-cell>
          <table:table-cell table:style-name="ce264"/>
          <table:table-cell table:style-name="ce264"/>
          <table:table-cell table:style-name="ce264"/>
          <table:table-cell table:style-name="ce264"/>
          <table:table-cell table:style-name="ce264"/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a) use of algorithms and cryptographic parameters considered safe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b) data integrity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c) operation according to specification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d) availability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f) confidentiality or secrecy of the data, when necessary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e) authentication of participants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f) authorization of participants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64">
            <text:p>g) auditability of operations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h) non-repudiation of operations, when necessary?</text:p>
          </table:table-cell>
          <table:table-cell office:value-type="float" office:value="1" table:style-name="ce227">
            <text:p>1</text:p>
          </table:table-cell>
          <table:table-cell office:value-type="boolean" office:boolean-value="false" table:style-name="ce263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65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16">
          <table:table-cell table:style-name="ce22"/>
          <table:table-cell office:value-type="string" table:style-name="ce264">
            <text:p>Does the developed solution use:</text:p>
          </table:table-cell>
          <table:table-cell office:value-type="boolean" office:boolean-value="false" table:style-name="ce269">
            <text:p>FALSO</text:p>
          </table:table-cell>
          <table:table-cell table:style-name="ce264"/>
          <table:table-cell table:style-name="ce264"/>
          <table:table-cell office:value-type="boolean" office:boolean-value="false" table:style-name="ce270">
            <text:p>FALSO</text:p>
          </table:table-cell>
          <table:table-cell table:style-name="ce264"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a) only cryptographic summary algorithms required or recommended by a certificate authority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b) only digital signature algorithms required or recommended by a certificate authority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c) only key sizes greater than or equal to the minimum size required or recommended by a certificate authority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264">
            <text:p>Is it feasible to carry out known attacks against the used blockchain technology? For example, 51% attack?</text:p>
          </table:table-cell>
          <table:table-cell office:value-type="boolean" office:boolean-value="false" table:style-name="ce237">
            <text:p>FALSO</text:p>
          </table:table-cell>
          <table:table-cell office:value-type="string" table:number-columns-spanned="4" table:number-rows-spanned="1" table:style-name="ce103">
            <text:p>Open</text:p>
          </table:table-cell>
          <table:covered-table-cell table:number-columns-repeated="3"/>
          <table:table-cell table:number-columns-repeated="16377" table:style-name="ce1"/>
        </table:table-row>
        <table:table-row table:style-name="ro15">
          <table:table-cell table:style-name="ce22"/>
          <table:table-cell office:value-type="string" table:style-name="ce273">
            <text:p>Does the developed solution suffer from any known and critical vulnerabilities? For example, a vulnerability listed in Common Vulnerabilities and Exposures and rated 7 or higher following CVSSv3.1 methodology?</text:p>
          </table:table-cell>
          <table:table-cell office:value-type="boolean" office:boolean-value="false" table:style-name="ce234">
            <text:p>FALSO</text:p>
          </table:table-cell>
          <table:table-cell office:value-type="string" table:number-columns-spanned="4" table:number-rows-spanned="1" table:style-name="ce103">
            <text:p>Open</text:p>
          </table:table-cell>
          <table:covered-table-cell table:number-columns-repeated="3"/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Does the developed solution meet the information security policies adopted by the institution that will use the solution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64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64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60"/>
          <table:table-cell office:value-type="string" table:style-name="ce264">
            <text:p>Does the developed solution offer transaction-level confidentiality between a subset of participants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9" table:style-name="ce28"/>
          <table:table-cell table:number-columns-repeated="16358"/>
        </table:table-row>
        <table:table-row table:style-name="ro9">
          <table:table-cell table:style-name="ce60"/>
          <table:table-cell office:value-type="string" table:style-name="ce264">
            <text:p>Does the solution use a dedicated database? For example, preventing unauthorized access by third parties.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9" table:style-name="ce28"/>
          <table:table-cell table:number-columns-repeated="16358"/>
        </table:table-row>
        <table:table-row table:style-name="ro9">
          <table:table-cell table:style-name="ce60"/>
          <table:table-cell office:value-type="string" table:style-name="ce264">
            <text:p>Does the developed solution store passwords using salts and hashes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9" table:style-name="ce28"/>
          <table:table-cell table:number-columns-repeated="16358"/>
        </table:table-row>
        <table:table-row table:style-name="ro9">
          <table:table-cell table:style-name="ce60"/>
          <table:table-cell office:value-type="string" table:style-name="ce264">
            <text:p>Is there a periodic procedure to create a backup of the developed solution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9" table:style-name="ce28"/>
          <table:table-cell table:number-columns-repeated="16358"/>
        </table:table-row>
        <table:table-row table:style-name="ro9">
          <table:table-cell table:style-name="ce60"/>
          <table:table-cell office:value-type="string" table:style-name="ce264">
            <text:p>Is there a periodic procedure to restore a backup of the developed solution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9" table:style-name="ce28"/>
          <table:table-cell table:number-columns-repeated="16358"/>
        </table:table-row>
        <table:table-row table:style-name="ro9">
          <table:table-cell table:style-name="ce22"/>
          <table:table-cell office:value-type="string" table:style-name="ce264">
            <text:p>Does all confidential data travel only through protected communication channels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6377" table:style-name="ce1"/>
        </table:table-row>
        <table:table-row table:style-name="ro9">
          <table:table-cell table:style-name="ce22"/>
          <table:table-cell office:value-type="string" table:style-name="ce264">
            <text:p>Is all confidential data stored in encrypted form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6377" table:style-name="ce1"/>
        </table:table-row>
        <table:table-row table:style-name="ro10">
          <table:table-cell table:style-name="ce22"/>
          <table:table-cell office:value-type="string" table:style-name="ce264">
            <text:p>Does all communication between APIs and infrastructure layers occur safely?</text:p>
          </table:table-cell>
          <table:table-cell office:value-type="boolean" office:boolean-value="false" table:style-name="ce236">
            <text:p>FALSO</text:p>
          </table:table-cell>
          <table:table-cell office:value-type="string" table:number-columns-spanned="4" table:number-rows-spanned="1" table:style-name="ce272">
            <text:p>Open</text:p>
          </table:table-cell>
          <table:covered-table-cell table:number-columns-repeated="3"/>
          <table:table-cell table:number-columns-repeated="16377" table:style-name="ce62"/>
        </table:table-row>
        <table:table-row table:style-name="ro9">
          <table:table-cell table:style-name="ce22"/>
          <table:table-cell office:value-type="string" table:style-name="ce264">
            <text:p>Do the access sessions to the developed solution expire?</text:p>
          </table:table-cell>
          <table:table-cell office:value-type="float" office:value="1" table:style-name="ce233">
            <text:p>1</text:p>
          </table:table-cell>
          <table:table-cell office:value-type="boolean" office:boolean-value="false" table:style-name="ce48">
            <text:p>FALSO</text:p>
          </table:table-cell>
          <table:table-cell office:value-type="string" table:style-name="ce280">
            <text:p>Yes</text:p>
          </table:table-cell>
          <table:table-cell office:value-type="boolean" office:boolean-value="false" table:style-name="ce271">
            <text:p>FALSO</text:p>
          </table:table-cell>
          <table:table-cell office:value-type="string" table:style-name="ce280">
            <text:p>No</text:p>
          </table:table-cell>
          <table:table-cell table:number-columns-repeated="16377"/>
        </table:table-row>
        <table:table-row table:style-name="ro10">
          <table:table-cell table:style-name="ce22"/>
          <table:table-cell office:value-type="string" table:style-name="ce264">
            <text:p>Does the developed solution meet the confidentiality requirements of the business model?</text:p>
          </table:table-cell>
          <table:table-cell office:value-type="boolean" office:boolean-value="false" table:style-name="ce274">
            <text:p>FALSO</text:p>
          </table:table-cell>
          <table:table-cell office:value-type="string" table:number-columns-spanned="4" table:number-rows-spanned="1" table:style-name="ce281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2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4.2.2</text:p>
          </table:table-cell>
          <table:table-cell office:value-type="string" table:style-name="ce24">
            <text:p>Privac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275">
            <text:p>Is an irreversible process of anonymizing personal data applied, ensuring privacy?</text:p>
          </table:table-cell>
          <table:table-cell office:value-type="float" office:value="1" table:style-name="ce279">
            <text:p>1</text:p>
          </table:table-cell>
          <table:table-cell office:value-type="boolean" office:boolean-value="false" table:style-name="ce277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78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2">
          <table:table-cell table:style-name="ce22"/>
          <table:table-cell office:value-type="string" table:style-name="ce275">
            <text:p>Does the developed solution allow individuals to control:</text:p>
          </table:table-cell>
          <table:table-cell table:style-name="ce276"/>
          <table:table-cell table:style-name="ce275"/>
          <table:table-cell table:style-name="ce275"/>
          <table:table-cell table:style-name="ce275"/>
          <table:table-cell table:style-name="ce275"/>
          <table:table-cell table:number-columns-repeated="16377"/>
        </table:table-row>
        <table:table-row table:style-name="ro9">
          <table:table-cell table:style-name="ce22"/>
          <table:table-cell office:value-type="string" table:style-name="ce275">
            <text:p>a) what personal data are collected and stored?</text:p>
          </table:table-cell>
          <table:table-cell office:value-type="float" office:value="1" table:style-name="ce282">
            <text:p>1</text:p>
          </table:table-cell>
          <table:table-cell office:value-type="boolean" office:boolean-value="false" table:style-name="ce283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84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75">
            <text:p>b) who provides the personal data and to whom?</text:p>
          </table:table-cell>
          <table:table-cell office:value-type="float" office:value="1" table:style-name="ce282">
            <text:p>1</text:p>
          </table:table-cell>
          <table:table-cell office:value-type="boolean" office:boolean-value="false" table:style-name="ce283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84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2">
          <table:table-cell table:style-name="ce22"/>
          <table:table-cell office:value-type="string" table:style-name="ce275">
            <text:p>The General Data Protection Law (Law No. 12.965/2014) is complied with when:</text:p>
          </table:table-cell>
          <table:table-cell table:style-name="ce276"/>
          <table:table-cell table:style-name="ce275"/>
          <table:table-cell table:style-name="ce275"/>
          <table:table-cell table:style-name="ce275"/>
          <table:table-cell table:style-name="ce275"/>
          <table:table-cell table:number-columns-repeated="16377"/>
        </table:table-row>
        <table:table-row table:style-name="ro8">
          <table:table-cell table:style-name="ce22"/>
          <table:table-cell office:value-type="string" table:style-name="ce288">
            <text:p>a) Are non-anonymized personal data used, that is, information related to an identified or identifiable natural person according to the purposes prescribed in Art. 7?</text:p>
          </table:table-cell>
          <table:table-cell office:value-type="float" office:value="1" table:style-name="ce287">
            <text:p>1</text:p>
          </table:table-cell>
          <table:table-cell office:value-type="boolean" office:boolean-value="false" table:style-name="ce291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92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17">
          <table:table-cell table:style-name="ce22"/>
          <table:table-cell office:value-type="string" table:style-name="ce275">
            <text:p>b) Sensitive non-anonymized personal data are used, that is, those that determine ‘racial or ethnic origin, religious belief, political opinion, affiliation to a union or organization of a religious, philosophical or political nature, data relating to health or sexual life, genetic or biometric data’ of a natural person according to the purpose prescribed in Art. 11?</text:p>
          </table:table-cell>
          <table:table-cell office:value-type="float" office:value="1" table:style-name="ce287">
            <text:p>1</text:p>
          </table:table-cell>
          <table:table-cell office:value-type="boolean" office:boolean-value="false" table:style-name="ce291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92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15">
          <table:table-cell table:style-name="ce22"/>
          <table:table-cell office:value-type="string" table:style-name="ce275">
            <text:p>c) Have information security measures been taken against accidental or illegal situations to promote confidentiality, integrity, and availability of data (personal or sensitive personal) since the conception of the developed solution?</text:p>
          </table:table-cell>
          <table:table-cell office:value-type="float" office:value="1" table:style-name="ce287">
            <text:p>1</text:p>
          </table:table-cell>
          <table:table-cell office:value-type="boolean" office:boolean-value="false" table:style-name="ce291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92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75">
            <text:p>d) Does the use of data cease when any of the hypotheses listed in Art. 15 are verified?</text:p>
          </table:table-cell>
          <table:table-cell office:value-type="float" office:value="1" table:style-name="ce286">
            <text:p>1</text:p>
          </table:table-cell>
          <table:table-cell office:value-type="boolean" office:boolean-value="false" table:style-name="ce285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92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75">
            <text:p>e) When the use of the data has ceased, are they eliminated as prescribed in Art. 16?</text:p>
          </table:table-cell>
          <table:table-cell office:value-type="float" office:value="1" table:style-name="ce290">
            <text:p>1</text:p>
          </table:table-cell>
          <table:table-cell office:value-type="boolean" office:boolean-value="false" table:style-name="ce289">
            <text:p>FALSO</text:p>
          </table:table-cell>
          <table:table-cell office:value-type="string" table:style-name="ce275">
            <text:p>Yes</text:p>
          </table:table-cell>
          <table:table-cell office:value-type="boolean" office:boolean-value="false" table:style-name="ce292">
            <text:p>FALSO</text:p>
          </table:table-cell>
          <table:table-cell office:value-type="string" table:style-name="ce275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4.2.3</text:p>
          </table:table-cell>
          <table:table-cell office:value-type="string" table:style-name="ce24">
            <text:p>Network topology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22"/>
          <table:table-cell office:value-type="string" table:style-name="ce293">
            <text:p>Does the network topology follow the pattern of the used blockchain type?</text:p>
          </table:table-cell>
          <table:table-cell office:value-type="float" office:value="1" table:style-name="ce294">
            <text:p>1</text:p>
          </table:table-cell>
          <table:table-cell office:value-type="boolean" office:boolean-value="false" table:style-name="ce295">
            <text:p>FALSO</text:p>
          </table:table-cell>
          <table:table-cell office:value-type="string" table:style-name="ce293">
            <text:p>Yes</text:p>
          </table:table-cell>
          <table:table-cell office:value-type="boolean" office:boolean-value="false" table:style-name="ce296">
            <text:p>FALSO</text:p>
          </table:table-cell>
          <table:table-cell office:value-type="string" table:style-name="ce293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93">
            <text:p>Does the network topology contribute to the scalability of the developed solution?</text:p>
          </table:table-cell>
          <table:table-cell office:value-type="float" office:value="1" table:style-name="ce294">
            <text:p>1</text:p>
          </table:table-cell>
          <table:table-cell office:value-type="boolean" office:boolean-value="false" table:style-name="ce295">
            <text:p>FALSO</text:p>
          </table:table-cell>
          <table:table-cell office:value-type="string" table:style-name="ce293">
            <text:p>Yes</text:p>
          </table:table-cell>
          <table:table-cell office:value-type="boolean" office:boolean-value="false" table:style-name="ce296">
            <text:p>FALSO</text:p>
          </table:table-cell>
          <table:table-cell office:value-type="string" table:style-name="ce293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293">
            <text:p>Does the network topology contribute to the performance of the developed solution?</text:p>
          </table:table-cell>
          <table:table-cell office:value-type="float" office:value="1" table:style-name="ce294">
            <text:p>1</text:p>
          </table:table-cell>
          <table:table-cell office:value-type="boolean" office:boolean-value="false" table:style-name="ce295">
            <text:p>FALSO</text:p>
          </table:table-cell>
          <table:table-cell office:value-type="string" table:style-name="ce293">
            <text:p>Yes</text:p>
          </table:table-cell>
          <table:table-cell office:value-type="boolean" office:boolean-value="false" table:style-name="ce296">
            <text:p>FALSO</text:p>
          </table:table-cell>
          <table:table-cell office:value-type="string" table:style-name="ce293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4.2.4</text:p>
          </table:table-cell>
          <table:table-cell office:value-type="string" table:style-name="ce24">
            <text:p>Blockchain type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10">
          <table:table-cell table:style-name="ce22"/>
          <table:table-cell office:value-type="string" table:style-name="ce301">
            <text:p>What is the type of the used blockchain technology? For example, public, private, hybrid or consortium?</text:p>
          </table:table-cell>
          <table:table-cell office:value-type="boolean" office:boolean-value="false" table:style-name="ce302">
            <text:p>FALSO</text:p>
          </table:table-cell>
          <table:table-cell office:value-type="string" table:number-columns-spanned="4" table:number-rows-spanned="1" table:style-name="ce310">
            <text:p>Open</text:p>
          </table:table-cell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style-name="ce22"/>
          <table:table-cell office:value-type="string" table:style-name="ce301">
            <text:p>Is the type of blockchain technology used appropriate to the business rules? (See the decision tree)</text:p>
          </table:table-cell>
          <table:table-cell office:value-type="float" office:value="1" table:style-name="ce303">
            <text:p>1</text:p>
          </table:table-cell>
          <table:table-cell office:value-type="boolean" office:boolean-value="false" table:style-name="ce297">
            <text:p>FALSO</text:p>
          </table:table-cell>
          <table:table-cell office:value-type="string" table:style-name="ce299">
            <text:p>Yes</text:p>
          </table:table-cell>
          <table:table-cell office:value-type="boolean" office:boolean-value="false" table:style-name="ce308">
            <text:p>FALSO</text:p>
          </table:table-cell>
          <table:table-cell office:value-type="string" table:style-name="ce299">
            <text:p>No</text:p>
          </table:table-cell>
          <table:table-cell table:number-columns-repeated="16377"/>
        </table:table-row>
        <table:table-row table:style-name="ro9">
          <table:table-cell table:style-name="ce22"/>
          <table:table-cell office:value-type="string" table:style-name="ce301">
            <text:p>Is the used blockchain permissioned or permissionless?</text:p>
          </table:table-cell>
          <table:table-cell office:value-type="float" office:value="1" table:style-name="ce303">
            <text:p>1</text:p>
          </table:table-cell>
          <table:table-cell office:value-type="boolean" office:boolean-value="false" table:style-name="ce298">
            <text:p>FALSO</text:p>
          </table:table-cell>
          <table:table-cell office:value-type="string" table:style-name="ce300">
            <text:p>Permissioned</text:p>
          </table:table-cell>
          <table:table-cell office:value-type="boolean" office:boolean-value="false" table:style-name="ce311">
            <text:p>FALSO</text:p>
          </table:table-cell>
          <table:table-cell office:value-type="string" table:style-name="ce309">
            <text:p>Permissionless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 office:value-type="string" table:style-name="ce26">
            <text:p>4.2.5</text:p>
          </table:table-cell>
          <table:table-cell office:value-type="string" table:style-name="ce24">
            <text:p>Currency or token support</text:p>
          </table:table-cell>
          <table:table-cell office:value-type="boolean" office:boolean-value="false" table:style-name="ce49">
            <text:p>FALSO</text:p>
          </table:table-cell>
          <table:table-cell table:number-columns-repeated="4" table:style-name="ce21"/>
          <table:table-cell table:number-columns-repeated="16377"/>
        </table:table-row>
        <table:table-row table:style-name="ro9">
          <table:table-cell table:style-name="ce9"/>
          <table:table-cell office:value-type="string" table:style-name="ce304">
            <text:p>Does the proposed business model require support from the blockchain technology for currency or token?</text:p>
          </table:table-cell>
          <table:table-cell office:value-type="float" office:value="1" table:style-name="ce307">
            <text:p>1</text:p>
          </table:table-cell>
          <table:table-cell office:value-type="boolean" office:boolean-value="false" table:style-name="ce305">
            <text:p>FALSO</text:p>
          </table:table-cell>
          <table:table-cell office:value-type="string" table:style-name="ce304">
            <text:p>Yes</text:p>
          </table:table-cell>
          <table:table-cell office:value-type="boolean" office:boolean-value="false" table:style-name="ce306">
            <text:p>FALSO</text:p>
          </table:table-cell>
          <table:table-cell office:value-type="string" table:style-name="ce304">
            <text:p>No</text:p>
          </table:table-cell>
          <table:table-cell table:number-columns-repeated="16377"/>
        </table:table-row>
        <table:table-row table:style-name="ro9">
          <table:table-cell table:style-name="ce9"/>
          <table:table-cell office:value-type="string" table:style-name="ce304">
            <text:p>Does the currency or token receive enough backup for the proposed business model?</text:p>
          </table:table-cell>
          <table:table-cell office:value-type="float" office:value="1" table:style-name="ce307">
            <text:p>1</text:p>
          </table:table-cell>
          <table:table-cell office:value-type="boolean" office:boolean-value="false" table:style-name="ce305">
            <text:p>FALSO</text:p>
          </table:table-cell>
          <table:table-cell office:value-type="string" table:style-name="ce304">
            <text:p>Yes</text:p>
          </table:table-cell>
          <table:table-cell office:value-type="boolean" office:boolean-value="false" table:style-name="ce306">
            <text:p>FALSO</text:p>
          </table:table-cell>
          <table:table-cell office:value-type="string" table:style-name="ce304">
            <text:p>No</text:p>
          </table:table-cell>
          <table:table-cell table:number-columns-repeated="16377"/>
        </table:table-row>
        <table:table-row table:style-name="ro9">
          <table:table-cell table:style-name="ce9"/>
          <table:table-cell office:value-type="string" table:style-name="ce304">
            <text:p>Is the currency or token volatility acceptable for the proposed business model?</text:p>
          </table:table-cell>
          <table:table-cell office:value-type="float" office:value="1" table:style-name="ce307">
            <text:p>1</text:p>
          </table:table-cell>
          <table:table-cell office:value-type="boolean" office:boolean-value="false" table:style-name="ce305">
            <text:p>FALSO</text:p>
          </table:table-cell>
          <table:table-cell office:value-type="string" table:style-name="ce304">
            <text:p>Yes</text:p>
          </table:table-cell>
          <table:table-cell office:value-type="boolean" office:boolean-value="false" table:style-name="ce306">
            <text:p>FALSO</text:p>
          </table:table-cell>
          <table:table-cell office:value-type="string" table:style-name="ce304">
            <text:p>No</text:p>
          </table:table-cell>
          <table:table-cell table:number-columns-repeated="16377"/>
        </table:table-row>
        <table:table-row table:style-name="ro11">
          <table:table-cell table:style-name="ce22"/>
          <table:table-cell office:value-type="string" table:number-columns-spanned="6" table:number-rows-spanned="1" table:style-name="ce101">
            <text:p>Technical opinion:</text:p>
          </table:table-cell>
          <table:covered-table-cell table:number-columns-repeated="5"/>
          <table:table-cell table:number-columns-repeated="16377"/>
        </table:table-row>
        <table:table-row table:style-name="ro18" table:visibility="collapse">
          <table:table-cell table:number-columns-repeated="2" table:style-name="ce1"/>
          <table:table-cell table:number-columns-repeated="5" table:style-name="ce29"/>
          <table:table-cell table:number-columns-repeated="16377"/>
        </table:table-row>
        <table:table-row table:number-rows-repeated="758" table:style-name="ro18" table:visibility="collapse">
          <table:table-cell table:number-columns-repeated="2"/>
          <table:table-cell table:number-columns-repeated="5" table:style-name="ce29"/>
          <table:table-cell table:number-columns-repeated="16377"/>
        </table:table-row>
        <table:table-row table:number-rows-repeated="1047594" table:style-name="ro3">
          <table:table-cell table:number-columns-repeated="16384"/>
        </table:table-row>
      </table:table>
      <table:table table:name="Dependency_Matrix" table:style-name="ta3">
        <table:table-column table:style-name="co11" table:default-cell-style-name="ce1"/>
        <table:table-column table:style-name="co12" table:number-columns-repeated="27" table:default-cell-style-name="ce1"/>
        <table:table-column table:style-name="co4" table:number-columns-repeated="16356" table:default-cell-style-name="ce1"/>
        <table:table-row table:style-name="ro19">
          <table:table-cell office:value-type="string" table:number-columns-spanned="28" table:number-rows-spanned="1" table:style-name="ce93">
            <text:p>TECHNICAL-SCIENTIFIC ANALYSIS AND EVALUATION INSTRUMENT – STAGE III</text:p>
          </table:table-cell>
          <table:covered-table-cell table:number-columns-repeated="27"/>
          <table:table-cell table:number-columns-repeated="16356"/>
        </table:table-row>
        <table:table-row table:style-name="ro20">
          <table:table-cell office:value-type="string" table:style-name="ce65">
            <text:p>Dependency matrix A</text:p>
            <text:p>(Element Ai,j =&gt; i depends on j)</text:p>
          </table:table-cell>
          <table:table-cell office:value-type="string" table:style-name="ce30">
            <text:p>Resilience</text:p>
          </table:table-cell>
          <table:table-cell office:value-type="string" table:style-name="ce31">
            <text:p>Scalability</text:p>
          </table:table-cell>
          <table:table-cell office:value-type="string" table:style-name="ce30">
            <text:p>Interoperability</text:p>
          </table:table-cell>
          <table:table-cell office:value-type="string" table:style-name="ce31">
            <text:p>Resource allocation</text:p>
          </table:table-cell>
          <table:table-cell office:value-type="string" table:style-name="ce30">
            <text:p>Type of licensing</text:p>
          </table:table-cell>
          <table:table-cell office:value-type="string" table:style-name="ce31">
            <text:p>Consensus algorithm</text:p>
          </table:table-cell>
          <table:table-cell office:value-type="string" table:style-name="ce30">
            <text:p>Performance</text:p>
          </table:table-cell>
          <table:table-cell office:value-type="string" table:style-name="ce31">
            <text:p>Fault tolerance</text:p>
          </table:table-cell>
          <table:table-cell office:value-type="string" table:style-name="ce30">
            <text:p>Presence of state database</text:p>
          </table:table-cell>
          <table:table-cell office:value-type="string" table:style-name="ce31">
            <text:p>Application</text:p>
          </table:table-cell>
          <table:table-cell office:value-type="string" table:style-name="ce30">
            <text:p>Documentation</text:p>
          </table:table-cell>
          <table:table-cell office:value-type="string" table:style-name="ce31">
            <text:p>Supplier/community participation</text:p>
          </table:table-cell>
          <table:table-cell office:value-type="string" table:style-name="ce30">
            <text:p>Development team size</text:p>
          </table:table-cell>
          <table:table-cell office:value-type="string" table:style-name="ce31">
            <text:p>Security</text:p>
          </table:table-cell>
          <table:table-cell office:value-type="string" table:style-name="ce30">
            <text:p>Privacy</text:p>
          </table:table-cell>
          <table:table-cell office:value-type="string" table:style-name="ce31">
            <text:p>Network topology</text:p>
          </table:table-cell>
          <table:table-cell office:value-type="string" table:style-name="ce30">
            <text:p>Blockchain type</text:p>
          </table:table-cell>
          <table:table-cell office:value-type="string" table:style-name="ce31">
            <text:p>Currency or token support</text:p>
          </table:table-cell>
          <table:table-cell office:value-type="string" table:style-name="ce30">
            <text:p>Block size</text:p>
          </table:table-cell>
          <table:table-cell office:value-type="string" table:style-name="ce31">
            <text:p>Mempool size</text:p>
          </table:table-cell>
          <table:table-cell office:value-type="string" table:style-name="ce30">
            <text:p>Transaction size</text:p>
          </table:table-cell>
          <table:table-cell office:value-type="string" table:style-name="ce31">
            <text:p>Transaction latency</text:p>
          </table:table-cell>
          <table:table-cell office:value-type="string" table:style-name="ce30">
            <text:p>Throughput</text:p>
          </table:table-cell>
          <table:table-cell office:value-type="string" table:style-name="ce31">
            <text:p>Transaction Finality</text:p>
          </table:table-cell>
          <table:table-cell office:value-type="string" table:style-name="ce30">
            <text:p>Validation waiting time</text:p>
          </table:table-cell>
          <table:table-cell office:value-type="string" table:style-name="ce31">
            <text:p>Block confirmation time</text:p>
          </table:table-cell>
          <table:table-cell office:value-type="string" table:style-name="ce30">
            <text:p>Cost</text:p>
          </table:table-cell>
          <table:table-cell table:number-columns-repeated="16356"/>
        </table:table-row>
        <table:table-row table:style-name="ro2">
          <table:table-cell office:value-type="string" table:style-name="ce32">
            <text:p>Resilience</text:p>
          </table:table-cell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Scalability</text:p>
          </table:table-cell>
          <table:table-cell table:style-name="ce34"/>
          <table:table-cell office:value-type="string" table:style-name="ce33">
            <text:p>x</text:p>
          </table:table-cell>
          <table:table-cell table:number-columns-repeated="3" table:style-name="ce34"/>
          <table:table-cell table:number-columns-repeated="2" table:style-name="ce36"/>
          <table:table-cell table:style-name="ce34"/>
          <table:table-cell table:style-name="ce36"/>
          <table:table-cell table:number-columns-repeated="4" table:style-name="ce34"/>
          <table:table-cell table:style-name="ce36"/>
          <table:table-cell table:style-name="ce34"/>
          <table:table-cell table:number-columns-repeated="2" table:style-name="ce36"/>
          <table:table-cell table:number-columns-repeated="4" table:style-name="ce34"/>
          <table:table-cell table:number-columns-repeated="2" table:style-name="ce36"/>
          <table:table-cell table:number-columns-repeated="2" table:style-name="ce34"/>
          <table:table-cell table:style-name="ce36"/>
          <table:table-cell table:style-name="ce34"/>
          <table:table-cell table:number-columns-repeated="16356"/>
        </table:table-row>
        <table:table-row table:style-name="ro2">
          <table:table-cell office:value-type="string" table:style-name="ce32">
            <text:p>Interoperability</text:p>
          </table:table-cell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Resource allocation</text:p>
          </table:table-cell>
          <table:table-cell table:number-columns-repeated="3" table:style-name="ce34"/>
          <table:table-cell office:value-type="string" table:style-name="ce33">
            <text:p>x</text:p>
          </table:table-cell>
          <table:table-cell table:style-name="ce34"/>
          <table:table-cell table:style-name="ce36"/>
          <table:table-cell table:number-columns-repeated="10" table:style-name="ce34"/>
          <table:table-cell table:style-name="ce36"/>
          <table:table-cell table:number-columns-repeated="10" table:style-name="ce34"/>
          <table:table-cell table:number-columns-repeated="16356"/>
        </table:table-row>
        <table:table-row table:style-name="ro2">
          <table:table-cell office:value-type="string" table:style-name="ce32">
            <text:p>Type of licensing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Consensus algorithm</text:p>
          </table:table-cell>
          <table:table-cell table:number-columns-repeated="5" table:style-name="ce34"/>
          <table:table-cell office:value-type="string" table:style-name="ce33">
            <text:p>x</text:p>
          </table:table-cell>
          <table:table-cell table:number-columns-repeated="10" table:style-name="ce34"/>
          <table:table-cell table:style-name="ce36"/>
          <table:table-cell table:number-columns-repeated="10" table:style-name="ce34"/>
          <table:table-cell table:number-columns-repeated="16356"/>
        </table:table-row>
        <table:table-row table:style-name="ro2">
          <table:table-cell office:value-type="string" table:style-name="ce32">
            <text:p>Performance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7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8"/>
          <table:table-cell table:style-name="ce34"/>
          <table:table-cell table:style-name="ce35"/>
          <table:table-cell table:style-name="ce34"/>
          <table:table-cell table:style-name="ce38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Fault tolerance</text:p>
          </table:table-cell>
          <table:table-cell table:number-columns-repeated="7" table:style-name="ce34"/>
          <table:table-cell office:value-type="string" table:style-name="ce33">
            <text:p>x</text:p>
          </table:table-cell>
          <table:table-cell table:number-columns-repeated="11" table:style-name="ce34"/>
          <table:table-cell table:style-name="ce36"/>
          <table:table-cell table:number-columns-repeated="7" table:style-name="ce34"/>
          <table:table-cell table:number-columns-repeated="16356"/>
        </table:table-row>
        <table:table-row table:style-name="ro2">
          <table:table-cell office:value-type="string" table:style-name="ce32">
            <text:p>Presence of state database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Application</text:p>
          </table:table-cell>
          <table:table-cell table:number-columns-repeated="9" table:style-name="ce34"/>
          <table:table-cell office:value-type="string" table:style-name="ce33">
            <text:p>x</text:p>
          </table:table-cell>
          <table:table-cell table:number-columns-repeated="5" table:style-name="ce34"/>
          <table:table-cell table:style-name="ce39"/>
          <table:table-cell table:style-name="ce40"/>
          <table:table-cell table:style-name="ce39"/>
          <table:table-cell table:number-columns-repeated="9" table:style-name="ce34"/>
          <table:table-cell table:number-columns-repeated="16356"/>
        </table:table-row>
        <table:table-row table:style-name="ro2">
          <table:table-cell office:value-type="string" table:style-name="ce32">
            <text:p>Documentation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41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Supplier/community participation</text:p>
          </table:table-cell>
          <table:table-cell table:number-columns-repeated="11" table:style-name="ce34"/>
          <table:table-cell office:value-type="string" table:style-name="ce33">
            <text:p>x</text:p>
          </table:table-cell>
          <table:table-cell table:number-columns-repeated="15" table:style-name="ce34"/>
          <table:table-cell table:number-columns-repeated="16356"/>
        </table:table-row>
        <table:table-row table:style-name="ro2">
          <table:table-cell office:value-type="string" table:style-name="ce35">
            <text:p>Development team size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table:style-name="ce41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Security</text:p>
          </table:table-cell>
          <table:table-cell table:number-columns-repeated="13" table:style-name="ce34"/>
          <table:table-cell office:value-type="string" table:style-name="ce33">
            <text:p>x</text:p>
          </table:table-cell>
          <table:table-cell table:number-columns-repeated="3" table:style-name="ce36"/>
          <table:table-cell table:number-columns-repeated="6" table:style-name="ce34"/>
          <table:table-cell table:style-name="ce36"/>
          <table:table-cell table:number-columns-repeated="3" table:style-name="ce34"/>
          <table:table-cell table:number-columns-repeated="16356"/>
        </table:table-row>
        <table:table-row table:style-name="ro2">
          <table:table-cell office:value-type="string" table:style-name="ce35">
            <text:p>Privacy</text:p>
          </table:table-cell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40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Network topology</text:p>
          </table:table-cell>
          <table:table-cell table:number-columns-repeated="15" table:style-name="ce34"/>
          <table:table-cell office:value-type="string" table:style-name="ce33">
            <text:p>x</text:p>
          </table:table-cell>
          <table:table-cell table:number-columns-repeated="11" table:style-name="ce34"/>
          <table:table-cell table:number-columns-repeated="16356"/>
        </table:table-row>
        <table:table-row table:style-name="ro2">
          <table:table-cell office:value-type="string" table:style-name="ce35">
            <text:p>Blockchain type</text:p>
          </table:table-cell>
          <table:table-cell table:style-name="ce32"/>
          <table:table-cell table:style-name="ce1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40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Currency or token support</text:p>
          </table:table-cell>
          <table:table-cell table:number-columns-repeated="17" table:style-name="ce34"/>
          <table:table-cell office:value-type="string" table:style-name="ce33">
            <text:p>x</text:p>
          </table:table-cell>
          <table:table-cell table:number-columns-repeated="9" table:style-name="ce34"/>
          <table:table-cell table:number-columns-repeated="16356"/>
        </table:table-row>
        <table:table-row table:style-name="ro2">
          <table:table-cell office:value-type="string" table:style-name="ce35">
            <text:p>Block size</text:p>
          </table:table-cell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Mempool size</text:p>
          </table:table-cell>
          <table:table-cell table:number-columns-repeated="19" table:style-name="ce34"/>
          <table:table-cell office:value-type="string" table:style-name="ce33">
            <text:p>x</text:p>
          </table:table-cell>
          <table:table-cell table:number-columns-repeated="7" table:style-name="ce34"/>
          <table:table-cell table:number-columns-repeated="16356"/>
        </table:table-row>
        <table:table-row table:style-name="ro2">
          <table:table-cell office:value-type="string" table:style-name="ce35">
            <text:p>Transaction size</text:p>
          </table:table-cell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Transaction latency</text:p>
          </table:table-cell>
          <table:table-cell table:number-columns-repeated="21" table:style-name="ce34"/>
          <table:table-cell office:value-type="string" table:style-name="ce33">
            <text:p>x</text:p>
          </table:table-cell>
          <table:table-cell table:style-name="ce36"/>
          <table:table-cell table:number-columns-repeated="4" table:style-name="ce34"/>
          <table:table-cell table:number-columns-repeated="16356"/>
        </table:table-row>
        <table:table-row table:style-name="ro2">
          <table:table-cell office:value-type="string" table:style-name="ce35">
            <text:p>Throughput</text:p>
          </table:table-cell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Transaction Finality</text:p>
          </table:table-cell>
          <table:table-cell table:number-columns-repeated="5" table:style-name="ce34"/>
          <table:table-cell table:style-name="ce40"/>
          <table:table-cell table:number-columns-repeated="16" table:style-name="ce34"/>
          <table:table-cell table:style-name="ce40"/>
          <table:table-cell office:value-type="string" table:style-name="ce33">
            <text:p>x</text:p>
          </table:table-cell>
          <table:table-cell table:style-name="ce34"/>
          <table:table-cell table:style-name="ce40"/>
          <table:table-cell table:style-name="ce34"/>
          <table:table-cell table:number-columns-repeated="16356"/>
        </table:table-row>
        <table:table-row table:style-name="ro2">
          <table:table-cell office:value-type="string" table:style-name="ce35">
            <text:p>Validation waiting time</text:p>
          </table:table-cell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office:value-type="string" table:style-name="ce33">
            <text:p>x</text:p>
          </table:table-cell>
          <table:table-cell table:style-name="ce34"/>
          <table:table-cell table:style-name="ce35"/>
          <table:table-cell table:number-columns-repeated="16356"/>
        </table:table-row>
        <table:table-row table:style-name="ro2">
          <table:table-cell office:value-type="string" table:style-name="ce34">
            <text:p>Block confirmation time</text:p>
          </table:table-cell>
          <table:table-cell table:number-columns-repeated="25" table:style-name="ce34"/>
          <table:table-cell office:value-type="string" table:style-name="ce33">
            <text:p>x</text:p>
          </table:table-cell>
          <table:table-cell table:style-name="ce34"/>
          <table:table-cell table:number-columns-repeated="16356"/>
        </table:table-row>
        <table:table-row table:style-name="ro2">
          <table:table-cell office:value-type="string" table:style-name="ce35">
            <text:p>Cost</text:p>
          </table:table-cell>
          <table:table-cell table:style-name="ce35"/>
          <table:table-cell table:style-name="ce34"/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office:value-type="string" table:style-name="ce33">
            <text:p>X</text:p>
          </table:table-cell>
          <table:table-cell table:number-columns-repeated="16356"/>
        </table:table-row>
        <table:table-row table:number-rows-repeated="104854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</number:text>
      <number:month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FFFFFF"/>
      <style:text-properties fo:color="#FFFFFF"/>
    </style:style>
    <style:style style:name="cf2" style:family="table-cell">
      <style:table-cell-properties fo:background-color="#FFFFFF"/>
      <style:text-properties fo:color="#000000" fo:font-weight="bold" style:font-weight-asian="bold" style:font-weight-complex="bold"/>
    </style:style>
    <style:style style:name="cf3" style:family="table-cell">
      <style:text-properties fo:color="#FFFFFF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.</meta:initial-creator>
    <dc:creator>Felipe Tomao</dc:creator>
    <meta:creation-date>2003-04-05T17:20:09Z</meta:creation-date>
    <dc:date>2021-02-25T13:12:18Z</dc:date>
  </office:meta>
</office:document-meta>
</file>